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3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17cm" svg:stroke-color="#231f20" draw:fill="solid" draw:fill-color="#ffffff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17cm" svg:stroke-color="#231f20" draw:fill="solid" draw:fill-color="#d3d2d2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17cm" svg:stroke-color="#231f20" draw:fill="solid" draw:fill-color="#231f20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35cm" svg:stroke-color="#231f20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82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17cm" svg:stroke-color="#ffffff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solid" svg:stroke-width="0.026cm" svg:stroke-color="#231f20" draw:fill="solid" draw:fill-color="#ffffff" fo:padding-top="0.013cm" fo:padding-bottom="0.013cm" fo:padding-left="0.013cm" fo:padding-right="0.013cm"/>
    </style:style>
    <style:style style:name="gr11" style:family="graphic" style:parent-style-name="standard">
      <style:graphic-properties draw:stroke="none" draw:fill="solid" draw:fill-color="#d3d2d2"/>
    </style:style>
    <style:style style:name="gr12" style:family="graphic" style:parent-style-name="standard">
      <style:graphic-properties draw:stroke="dash" svg:stroke-width="0.017cm" svg:stroke-color="#231f20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dash" svg:stroke-width="0.008cm" svg:stroke-color="#211d1d" draw:fill="none" fo:padding-top="0.004cm" fo:padding-bottom="0.004cm" fo:padding-left="0.004cm" fo:padding-right="0.004cm"/>
    </style:style>
    <style:style style:name="gr14" style:family="graphic" style:parent-style-name="standard">
      <style:graphic-properties draw:stroke="none" draw:fill="solid" draw:fill-color="#211d1d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30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87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26cm" svg:stroke-color="#231f20" draw:fill="solid" draw:fill-color="#231f20" fo:padding-top="0.013cm" fo:padding-bottom="0.013cm" fo:padding-left="0.013cm" fo:padding-right="0.013cm"/>
    </style:style>
    <style:style style:name="gr18" style:family="graphic" style:parent-style-name="standard">
      <style:graphic-properties draw:stroke="dash" svg:stroke-width="0.017cm" svg:stroke-color="#ffffff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none" draw:fill="solid" draw:fill-color="#ffffff"/>
    </style:style>
    <style:style style:name="gr20" style:family="graphic" style:parent-style-name="standard">
      <style:graphic-properties draw:stroke="solid" svg:stroke-width="0.008cm" svg:stroke-color="#231f20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56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26cm" svg:stroke-color="#231f20" draw:fill="solid" draw:fill-color="#d3d2d2" fo:padding-top="0.013cm" fo:padding-bottom="0.013cm" fo:padding-left="0.013cm" fo:padding-right="0.013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4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13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65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1cm" svg:stroke-color="#231f20" draw:fill="none" fo:padding-top="0.005cm" fo:padding-bottom="0.005cm" fo:padding-left="0.005cm" fo:padding-right="0.005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8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38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6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7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1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72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99cm" fo:padding-top="0cm" fo:padding-bottom="0cm" fo:padding-left="0cm" fo:padding-right="0cm"/>
    </style:style>
    <style:style style:name="gr35" style:family="graphic" style:parent-style-name="standard">
      <style:graphic-properties draw:stroke="solid" svg:stroke-width="0.141cm" svg:stroke-color="#bdbcbc" draw:fill="none" fo:padding-top="0.07cm" fo:padding-bottom="0.07cm" fo:padding-left="0.07cm" fo:padding-right="0.07cm"/>
    </style:style>
    <style:style style:name="gr36" style:family="graphic" style:parent-style-name="standard">
      <style:graphic-properties draw:stroke="none" draw:fill="solid" draw:fill-color="#bdbcbc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92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08cm" svg:stroke-color="#231f20" draw:fill="solid" draw:fill-color="#d3d2d2" fo:padding-top="0.004cm" fo:padding-bottom="0.004cm" fo:padding-left="0.004cm" fo:padding-right="0.004cm"/>
    </style:style>
    <style:style style:name="gr39" style:family="graphic" style:parent-style-name="standard">
      <style:graphic-properties draw:stroke="solid" svg:stroke-width="0.026cm" svg:stroke-color="#231f20" draw:fill="none" fo:padding-top="0.013cm" fo:padding-bottom="0.013cm" fo:padding-left="0.013cm" fo:padding-right="0.013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606cm" fo:padding-top="0cm" fo:padding-bottom="0cm" fo:padding-left="0cm" fo:padding-right="0cm"/>
    </style:style>
    <style:style style:name="P1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2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T1" style:family="text">
      <style:text-properties fo:color="#231f20" style:font-family-complex="Calibri"/>
    </style:style>
    <style:style style:name="T2" style:family="text">
      <style:text-properties fo:color="#231f20" style:font-family-complex="Consolas"/>
    </style:style>
    <style:style style:name="T3" style:family="text">
      <style:text-properties fo:color="#231f20" style:font-family-complex="Myriad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12cm" svg:height="0cm" svg:x="2.974cm" svg:y="8.851cm" svg:viewBox="0 0 13121 0" draw:points="0,0 13121,0">
          <text:p/>
        </draw:polygon>
        <draw:line draw:style-name="gr2" draw:text-style-name="P1" draw:layer="layout" svg:x1="2.974cm" svg:y1="8.851cm" svg:x2="16.095cm" svg:y2="8.851cm">
          <text:p/>
        </draw:line>
        <draw:polygon draw:style-name="gr1" draw:text-style-name="P1" draw:layer="layout" svg:width="0.203cm" svg:height="0.143cm" svg:x="16.036cm" svg:y="8.779cm" svg:viewBox="0 0 204 144" draw:points="204,72 0,144 49,72 0,0">
          <text:p/>
        </draw:polygon>
        <draw:line draw:style-name="gr3" draw:text-style-name="P1" draw:layer="layout" svg:x1="2.974cm" svg:y1="8.851cm" svg:x2="16.095cm" svg:y2="8.851cm">
          <text:p/>
        </draw:line>
        <draw:polygon draw:style-name="gr1" draw:text-style-name="P1" draw:layer="layout" svg:width="0.1cm" svg:height="0.071cm" svg:x="16.066cm" svg:y="8.815cm" svg:viewBox="0 0 101 72" draw:points="101,36 0,72 23,36 0,0">
          <text:p/>
        </draw:polygon>
        <draw:polygon draw:style-name="gr4" draw:text-style-name="P1" draw:layer="layout" svg:width="4.372cm" svg:height="0.316cm" svg:x="11.732cm" svg:y="9.468cm" svg:viewBox="0 0 4373 317" draw:points="0,317 4373,317 4373,0 0,0">
          <text:p/>
        </draw:polygon>
        <draw:polygon draw:style-name="gr4" draw:text-style-name="P1" draw:layer="layout" svg:width="2.828cm" svg:height="0.316cm" svg:x="6.587cm" svg:y="9.468cm" svg:viewBox="0 0 2829 317" draw:points="0,317 2829,317 2829,0 0,0">
          <text:p/>
        </draw:polygon>
        <draw:polygon draw:style-name="gr4" draw:text-style-name="P1" draw:layer="layout" svg:width="2.057cm" svg:height="0.316cm" svg:x="2.984cm" svg:y="9.468cm" svg:viewBox="0 0 2058 317" draw:points="0,317 2058,317 2058,0 0,0">
          <text:p/>
        </draw:polygon>
        <draw:polygon draw:style-name="gr5" draw:text-style-name="P1" draw:layer="layout" svg:width="1.543cm" svg:height="0.316cm" svg:x="5.043cm" svg:y="9.468cm" svg:viewBox="0 0 1544 317" draw:points="0,317 1544,317 1544,0 0,0">
          <text:p/>
        </draw:polygon>
        <draw:polygon draw:style-name="gr6" draw:text-style-name="P1" draw:layer="layout" svg:width="2.315cm" svg:height="0.316cm" svg:x="9.416cm" svg:y="9.468cm" svg:viewBox="0 0 2316 317" draw:points="0,317 2316,317 2316,0 0,0">
          <text:p/>
        </draw:polygon>
        <draw:line draw:style-name="gr7" draw:text-style-name="P1" draw:layer="layout" svg:x1="9.416cm" svg:y1="9.309cm" svg:x2="9.416cm" svg:y2="9.944cm">
          <text:p/>
        </draw:line>
        <draw:line draw:style-name="gr7" draw:text-style-name="P1" draw:layer="layout" svg:x1="5.043cm" svg:y1="9.309cm" svg:x2="5.043cm" svg:y2="9.944cm">
          <text:p/>
        </draw:line>
        <draw:frame draw:style-name="gr8" draw:text-style-name="P2" draw:layer="layout" svg:width="0.782cm" svg:height="0.42cm" svg:x="14.809cm" svg:y="8.509cm">
          <draw:text-box>
            <text:p text:style-name="P2"><text:span text:style-name="T1">time</text:span></text:p>
          </draw:text-box>
        </draw:frame>
      </draw:page>
      <draw:page draw:name="page2" draw:style-name="dp1" draw:master-page-name="Default">
        <draw:polygon draw:style-name="gr4" draw:layer="layout" svg:width="4.417cm" svg:height="0.317cm" svg:x="11.822cm" svg:y="11.334cm" svg:viewBox="0 0 4418 318" draw:points="0,318 4418,318 4418,0 0,0">
          <text:p/>
        </draw:polygon>
        <draw:polygon draw:style-name="gr4" draw:layer="layout" svg:width="4.417cm" svg:height="0.316cm" svg:x="11.822cm" svg:y="11.652cm" svg:viewBox="0 0 4418 317" draw:points="0,317 4418,317 4418,0 0,0">
          <text:p/>
        </draw:polygon>
        <draw:polygon draw:style-name="gr4" draw:layer="layout" svg:width="4.417cm" svg:height="0.317cm" svg:x="11.822cm" svg:y="11.969cm" svg:viewBox="0 0 4418 318" draw:points="0,318 4418,318 4418,0 0,0">
          <text:p/>
        </draw:polygon>
        <draw:polygon draw:style-name="gr4" draw:layer="layout" svg:width="2.857cm" svg:height="0.317cm" svg:x="6.623cm" svg:y="11.334cm" svg:viewBox="0 0 2858 318" draw:points="0,318 2858,318 2858,0 0,0">
          <text:p/>
        </draw:polygon>
        <draw:polygon draw:style-name="gr4" draw:layer="layout" svg:width="2.857cm" svg:height="0.316cm" svg:x="6.623cm" svg:y="11.652cm" svg:viewBox="0 0 2858 317" draw:points="0,317 2858,317 2858,0 0,0">
          <text:p/>
        </draw:polygon>
        <draw:polygon draw:style-name="gr4" draw:layer="layout" svg:width="2.857cm" svg:height="0.317cm" svg:x="6.623cm" svg:y="11.969cm" svg:viewBox="0 0 2858 318" draw:points="0,318 2858,318 2858,0 0,0">
          <text:p/>
        </draw:polygon>
        <draw:polygon draw:style-name="gr4" draw:layer="layout" svg:width="2.078cm" svg:height="0.317cm" svg:x="2.984cm" svg:y="11.334cm" svg:viewBox="0 0 2079 318" draw:points="0,318 2079,318 2079,0 0,0">
          <text:p/>
        </draw:polygon>
        <draw:polygon draw:style-name="gr5" draw:layer="layout" svg:width="1.559cm" svg:height="0.316cm" svg:x="5.063cm" svg:y="11.017cm" svg:viewBox="0 0 1560 317" draw:points="0,317 1560,317 1560,0 0,0">
          <text:p/>
        </draw:polygon>
        <draw:polygon draw:style-name="gr6" draw:layer="layout" svg:width="2.339cm" svg:height="0.316cm" svg:x="9.482cm" svg:y="11.017cm" svg:viewBox="0 0 2340 317" draw:points="0,317 2340,317 2340,0 0,0">
          <text:p/>
        </draw:polygon>
        <draw:polygon draw:style-name="gr4" draw:layer="layout" svg:width="2.078cm" svg:height="0.316cm" svg:x="2.984cm" svg:y="11.652cm" svg:viewBox="0 0 2079 317" draw:points="0,317 2079,317 2079,0 0,0">
          <text:p/>
        </draw:polygon>
        <draw:polygon draw:style-name="gr4" draw:layer="layout" svg:width="2.078cm" svg:height="0.317cm" svg:x="2.984cm" svg:y="11.969cm" svg:viewBox="0 0 2079 318" draw:points="0,318 2079,318 2079,0 0,0">
          <text:p/>
        </draw:polygon>
        <draw:line draw:style-name="gr7" draw:layer="layout" svg:x1="5.063cm" svg:y1="10.858cm" svg:x2="5.063cm" svg:y2="12.445cm">
          <text:p/>
        </draw:line>
        <draw:line draw:style-name="gr7" draw:layer="layout" svg:x1="9.482cm" svg:y1="10.858cm" svg:x2="9.482cm" svg:y2="12.445cm">
          <text:p/>
        </draw:line>
      </draw:page>
      <draw:page draw:name="page3" draw:style-name="dp1" draw:master-page-name="Default">
        <draw:polygon draw:style-name="gr4" draw:layer="layout" svg:width="4.848cm" svg:height="0.316cm" svg:x="6.217cm" svg:y="14.471cm" svg:viewBox="0 0 4849 317" draw:points="0,317 4849,317 4849,0 0,0">
          <text:p/>
        </draw:polygon>
        <draw:polygon draw:style-name="gr4" draw:layer="layout" svg:width="4.848cm" svg:height="0.317cm" svg:x="6.217cm" svg:y="14.788cm" svg:viewBox="0 0 4849 318" draw:points="0,318 4849,318 4849,0 0,0">
          <text:p/>
        </draw:polygon>
        <draw:polygon draw:style-name="gr4" draw:layer="layout" svg:width="4.848cm" svg:height="0.316cm" svg:x="6.217cm" svg:y="15.106cm" svg:viewBox="0 0 4849 317" draw:points="0,317 4849,317 4849,0 0,0">
          <text:p/>
        </draw:polygon>
        <draw:polygon draw:style-name="gr4" draw:layer="layout" svg:width="4.202cm" svg:height="0.316cm" svg:x="12.037cm" svg:y="14.471cm" svg:viewBox="0 0 4203 317" draw:points="0,317 4203,317 4203,0 0,0">
          <text:p/>
        </draw:polygon>
        <draw:polygon draw:style-name="gr4" draw:layer="layout" svg:width="4.202cm" svg:height="0.317cm" svg:x="12.037cm" svg:y="14.788cm" svg:viewBox="0 0 4203 318" draw:points="0,318 4203,318 4203,0 0,0">
          <text:p/>
        </draw:polygon>
        <draw:polygon draw:style-name="gr4" draw:layer="layout" svg:width="4.202cm" svg:height="0.316cm" svg:x="12.037cm" svg:y="15.106cm" svg:viewBox="0 0 4203 317" draw:points="0,317 4203,317 4203,0 0,0">
          <text:p/>
        </draw:polygon>
        <draw:polygon draw:style-name="gr4" draw:layer="layout" svg:width="2.586cm" svg:height="0.316cm" svg:x="2.983cm" svg:y="14.471cm" svg:viewBox="0 0 2587 317" draw:points="0,317 2587,317 2587,0 0,0">
          <text:p/>
        </draw:polygon>
        <draw:polygon draw:style-name="gr4" draw:layer="layout" svg:width="2.586cm" svg:height="0.317cm" svg:x="2.983cm" svg:y="14.788cm" svg:viewBox="0 0 2587 318" draw:points="0,318 2587,318 2587,0 0,0">
          <text:p/>
        </draw:polygon>
        <draw:polygon draw:style-name="gr4" draw:layer="layout" svg:width="2.586cm" svg:height="0.316cm" svg:x="2.983cm" svg:y="15.106cm" svg:viewBox="0 0 2587 317" draw:points="0,317 2587,317 2587,0 0,0">
          <text:p/>
        </draw:polygon>
        <draw:polygon draw:style-name="gr5" draw:layer="layout" svg:width="0.646cm" svg:height="0.317cm" svg:x="5.57cm" svg:y="13.518cm" svg:viewBox="0 0 647 318" draw:points="0,318 647,318 647,0 0,0">
          <text:p/>
        </draw:polygon>
        <draw:polygon draw:style-name="gr5" draw:layer="layout" svg:width="0.646cm" svg:height="0.316cm" svg:x="5.57cm" svg:y="13.836cm" svg:viewBox="0 0 647 317" draw:points="0,317 647,317 647,0 0,0">
          <text:p/>
        </draw:polygon>
        <draw:polygon draw:style-name="gr5" draw:layer="layout" svg:width="0.646cm" svg:height="0.317cm" svg:x="5.57cm" svg:y="14.153cm" svg:viewBox="0 0 647 318" draw:points="0,318 647,318 647,0 0,0">
          <text:p/>
        </draw:polygon>
        <draw:line draw:style-name="gr7" draw:layer="layout" svg:x1="5.57cm" svg:y1="13.359cm" svg:x2="5.57cm" svg:y2="15.582cm">
          <text:p/>
        </draw:line>
        <draw:line draw:style-name="gr7" draw:layer="layout" svg:x1="11.066cm" svg:y1="13.359cm" svg:x2="11.066cm" svg:y2="15.582cm">
          <text:p/>
        </draw:line>
        <draw:polygon draw:style-name="gr6" draw:layer="layout" svg:width="0.969cm" svg:height="0.317cm" svg:x="11.066cm" svg:y="13.518cm" svg:viewBox="0 0 970 318" draw:points="0,318 970,318 970,0 0,0">
          <text:p/>
        </draw:polygon>
        <draw:polygon draw:style-name="gr6" draw:layer="layout" svg:width="0.969cm" svg:height="0.316cm" svg:x="11.066cm" svg:y="13.836cm" svg:viewBox="0 0 970 317" draw:points="0,317 970,317 970,0 0,0">
          <text:p/>
        </draw:polygon>
        <draw:polygon draw:style-name="gr6" draw:layer="layout" svg:width="0.969cm" svg:height="0.317cm" svg:x="11.066cm" svg:y="14.153cm" svg:viewBox="0 0 970 318" draw:points="0,318 970,318 970,0 0,0">
          <text:p/>
        </draw:polygon>
        <draw:line draw:style-name="gr9" draw:layer="layout" svg:x1="12.083cm" svg:y1="13.836cm" svg:x2="11.072cm" svg:y2="13.836cm">
          <text:p/>
        </draw:line>
        <draw:line draw:style-name="gr9" draw:layer="layout" svg:x1="12.083cm" svg:y1="14.153cm" svg:x2="11.072cm" svg:y2="14.153cm">
          <text:p/>
        </draw:line>
      </draw:page>
      <draw:page draw:name="page4" draw:style-name="dp1" draw:master-page-name="Default">
        <draw:path draw:style-name="gr10" draw:text-style-name="P1" draw:layer="layout" svg:width="5.233cm" svg:height="2.93cm" svg:x="10.879cm" svg:y="10.595cm" svg:viewBox="0 0 5234 2931" svg:d="m4741 1793c-10 0-17 0-27 1-15-19-34-37-52-54 42-88 65-185 65-286 0-417-389-755-870-755-10 0-22 0-32 1-110-188-332-317-591-317-68 0-134 9-196 26-158-244-460-409-804-409-379 0-704 198-846 481-61-19-125-30-194-30-311 0-563 216-570 485-355 58-624 328-624 654 0 288 211 533 506 625 0 2 0 4 0 6 0 293 273 530 610 530 44 0 88-4 130-12 189 121 423 192 676 192 263 0 504-77 697-206 148 101 334 161 537 161 182 0 351-48 491-132 126 76 279 121 444 121 233 0 441-89 584-230 21 3 43 5 66 5 272 0 493-192 493-429s-221-428-493-428z">
          <text:p/>
        </draw:path>
        <draw:polygon draw:style-name="gr10" draw:text-style-name="P1" draw:layer="layout" svg:width="1.452cm" svg:height="2.063cm" svg:x="3.171cm" svg:y="11.124cm" svg:viewBox="0 0 1453 2064" draw:points="0,2064 1453,2064 1453,0 0,0">
          <text:p/>
        </draw:polygon>
        <draw:polygon draw:style-name="gr1" draw:text-style-name="P1" draw:layer="layout" svg:width="0.25cm" svg:height="1.243cm" svg:x="3.322cm" svg:y="11.539cm" svg:viewBox="0 0 251 1244" draw:points="82,0 0,679 155,641 74,1244 251,482 100,552 212,6">
          <text:p/>
        </draw:polygon>
        <draw:polygon draw:style-name="gr11" draw:text-style-name="P1" draw:layer="layout" svg:width="0.431cm" svg:height="0.391cm" svg:x="3.771cm" svg:y="12.288cm" svg:viewBox="0 0 432 392" draw:points="0,392 432,392 432,0 0,0">
          <text:p/>
        </draw:polygon>
        <draw:polygon draw:style-name="gr3" draw:text-style-name="P1" draw:layer="layout" svg:width="0.431cm" svg:height="0.761cm" svg:x="3.771cm" svg:y="12.288cm" svg:viewBox="0 0 432 762" draw:points="0,762 432,762 432,0 0,0">
          <text:p/>
        </draw:polygon>
        <draw:polygon draw:style-name="gr6" draw:text-style-name="P1" draw:layer="layout" svg:width="0.431cm" svg:height="0.761cm" svg:x="3.784cm" svg:y="11.283cm" svg:viewBox="0 0 432 762" draw:points="0,762 432,762 432,0 0,0">
          <text:p/>
        </draw:polygon>
        <draw:polygon draw:style-name="gr5" draw:text-style-name="P1" draw:layer="layout" svg:width="0.431cm" svg:height="0.55cm" svg:x="3.784cm" svg:y="11.494cm" svg:viewBox="0 0 432 551" draw:points="0,551 432,551 432,0 0,0">
          <text:p/>
        </draw:polygon>
        <draw:path draw:style-name="gr12" draw:text-style-name="P1" draw:layer="layout" svg:width="0.148cm" svg:height="0.856cm" svg:x="4.336cm" svg:y="11.632cm" svg:viewBox="0 0 149 857" svg:d="m24 0c204 236 131 647-24 857">
          <text:p/>
        </draw:path>
        <draw:path draw:style-name="gr1" draw:text-style-name="P1" draw:layer="layout" svg:width="0.173cm" svg:height="0.171cm" svg:x="4.269cm" svg:y="12.406cm" svg:viewBox="0 0 174 172" svg:d="m0 172c14-52 23-121 15-172l60 72 99 20c-56 14-125 49-174 80z">
          <text:p/>
        </draw:path>
        <draw:polygon draw:style-name="gr10" draw:text-style-name="P1" draw:layer="layout" svg:width="1.452cm" svg:height="2.063cm" svg:x="4.924cm" svg:y="11.124cm" svg:viewBox="0 0 1453 2064" draw:points="0,2064 1453,2064 1453,0 0,0">
          <text:p/>
        </draw:polygon>
        <draw:polygon draw:style-name="gr1" draw:text-style-name="P1" draw:layer="layout" svg:width="0.25cm" svg:height="1.243cm" svg:x="5.074cm" svg:y="11.539cm" svg:viewBox="0 0 251 1244" draw:points="83,0 0,679 155,641 74,1244 251,482 100,552 212,6">
          <text:p/>
        </draw:polygon>
        <draw:polygon draw:style-name="gr11" draw:text-style-name="P1" draw:layer="layout" svg:width="0.431cm" svg:height="0.391cm" svg:x="5.524cm" svg:y="12.288cm" svg:viewBox="0 0 432 392" draw:points="0,392 432,392 432,0 0,0">
          <text:p/>
        </draw:polygon>
        <draw:polygon draw:style-name="gr3" draw:text-style-name="P1" draw:layer="layout" svg:width="0.431cm" svg:height="0.761cm" svg:x="5.524cm" svg:y="12.288cm" svg:viewBox="0 0 432 762" draw:points="0,762 432,762 432,0 0,0">
          <text:p/>
        </draw:polygon>
        <draw:polygon draw:style-name="gr6" draw:text-style-name="P1" draw:layer="layout" svg:width="0.431cm" svg:height="0.761cm" svg:x="5.536cm" svg:y="11.283cm" svg:viewBox="0 0 432 762" draw:points="0,762 432,762 432,0 0,0">
          <text:p/>
        </draw:polygon>
        <draw:polygon draw:style-name="gr5" draw:text-style-name="P1" draw:layer="layout" svg:width="0.431cm" svg:height="0.55cm" svg:x="5.536cm" svg:y="11.494cm" svg:viewBox="0 0 432 551" draw:points="0,551 432,551 432,0 0,0">
          <text:p/>
        </draw:polygon>
        <draw:path draw:style-name="gr12" draw:text-style-name="P1" draw:layer="layout" svg:width="0.148cm" svg:height="0.856cm" svg:x="6.089cm" svg:y="11.632cm" svg:viewBox="0 0 149 857" svg:d="m24 0c204 236 131 647-24 857">
          <text:p/>
        </draw:path>
        <draw:path draw:style-name="gr1" draw:text-style-name="P1" draw:layer="layout" svg:width="0.173cm" svg:height="0.171cm" svg:x="6.022cm" svg:y="12.406cm" svg:viewBox="0 0 174 172" svg:d="m0 172c14-52 23-121 15-172l60 72 99 20c-56 14-125 49-174 80z">
          <text:p/>
        </draw:path>
        <draw:polygon draw:style-name="gr10" draw:text-style-name="P1" draw:layer="layout" svg:width="1.452cm" svg:height="2.063cm" svg:x="6.676cm" svg:y="11.124cm" svg:viewBox="0 0 1453 2064" draw:points="0,2064 1453,2064 1453,0 0,0">
          <text:p/>
        </draw:polygon>
        <draw:polygon draw:style-name="gr1" draw:text-style-name="P1" draw:layer="layout" svg:width="0.25cm" svg:height="1.243cm" svg:x="6.827cm" svg:y="11.539cm" svg:viewBox="0 0 251 1244" draw:points="83,0 0,679 157,641 74,1244 251,482 100,552 212,6">
          <text:p/>
        </draw:polygon>
        <draw:polygon draw:style-name="gr11" draw:text-style-name="P1" draw:layer="layout" svg:width="0.431cm" svg:height="0.391cm" svg:x="7.277cm" svg:y="12.288cm" svg:viewBox="0 0 432 392" draw:points="0,392 432,392 432,0 0,0">
          <text:p/>
        </draw:polygon>
        <draw:polygon draw:style-name="gr3" draw:text-style-name="P1" draw:layer="layout" svg:width="0.431cm" svg:height="0.761cm" svg:x="7.277cm" svg:y="12.288cm" svg:viewBox="0 0 432 762" draw:points="0,762 432,762 432,0 0,0">
          <text:p/>
        </draw:polygon>
        <draw:polygon draw:style-name="gr6" draw:text-style-name="P1" draw:layer="layout" svg:width="0.431cm" svg:height="0.761cm" svg:x="7.289cm" svg:y="11.283cm" svg:viewBox="0 0 432 762" draw:points="0,762 432,762 432,0 0,0">
          <text:p/>
        </draw:polygon>
        <draw:polygon draw:style-name="gr5" draw:text-style-name="P1" draw:layer="layout" svg:width="0.431cm" svg:height="0.55cm" svg:x="7.289cm" svg:y="11.494cm" svg:viewBox="0 0 432 551" draw:points="0,551 432,551 432,0 0,0">
          <text:p/>
        </draw:polygon>
        <draw:path draw:style-name="gr12" draw:text-style-name="P1" draw:layer="layout" svg:width="0.148cm" svg:height="0.856cm" svg:x="7.841cm" svg:y="11.632cm" svg:viewBox="0 0 149 857" svg:d="m24 0c204 236 133 647-24 857">
          <text:p/>
        </draw:path>
        <draw:path draw:style-name="gr1" draw:text-style-name="P1" draw:layer="layout" svg:width="0.171cm" svg:height="0.171cm" svg:x="7.775cm" svg:y="12.406cm" svg:viewBox="0 0 172 172" svg:d="m0 172c14-52 22-121 14-172l61 72 97 20c-55 14-123 49-172 80z">
          <text:p/>
        </draw:path>
        <draw:polygon draw:style-name="gr4" draw:text-style-name="P1" draw:layer="layout" svg:width="0.863cm" svg:height="0.38cm" svg:x="11.779cm" svg:y="12.574cm" svg:viewBox="0 0 864 381" draw:points="0,381 864,381 864,0 0,0">
          <text:p/>
        </draw:polygon>
        <draw:polygon draw:style-name="gr4" draw:text-style-name="P1" draw:layer="layout" svg:width="0.863cm" svg:height="0.38cm" svg:x="12.739cm" svg:y="12.574cm" svg:viewBox="0 0 864 381" draw:points="0,381 864,381 864,0 0,0">
          <text:p/>
        </draw:polygon>
        <draw:polygon draw:style-name="gr4" draw:text-style-name="P1" draw:layer="layout" svg:width="0.863cm" svg:height="0.38cm" svg:x="13.7cm" svg:y="12.574cm" svg:viewBox="0 0 864 381" draw:points="0,381 864,381 864,0 0,0">
          <text:p/>
        </draw:polygon>
        <draw:polygon draw:style-name="gr4" draw:text-style-name="P1" draw:layer="layout" svg:width="0.863cm" svg:height="0.38cm" svg:x="14.66cm" svg:y="12.574cm" svg:viewBox="0 0 864 381" draw:points="0,381 864,381 864,0 0,0">
          <text:p/>
        </draw:polygon>
        <draw:polygon draw:style-name="gr11" draw:text-style-name="P1" draw:layer="layout" svg:width="0.239cm" svg:height="0.38cm" svg:x="12.739cm" svg:y="12.024cm" svg:viewBox="0 0 240 381" draw:points="0,381 240,381 240,0 0,0">
          <text:p/>
        </draw:polygon>
        <draw:polygon draw:style-name="gr3" draw:text-style-name="P1" draw:layer="layout" svg:width="0.863cm" svg:height="0.38cm" svg:x="12.739cm" svg:y="12.024cm" svg:viewBox="0 0 864 381" draw:points="0,381 864,381 864,0 0,0">
          <text:p/>
        </draw:polygon>
        <draw:polygon draw:style-name="gr11" draw:text-style-name="P1" draw:layer="layout" svg:width="0.352cm" svg:height="0.38cm" svg:x="11.779cm" svg:y="12.024cm" svg:viewBox="0 0 353 381" draw:points="0,381 353,381 353,0 0,0">
          <text:p/>
        </draw:polygon>
        <draw:polygon draw:style-name="gr3" draw:text-style-name="P1" draw:layer="layout" svg:width="0.863cm" svg:height="0.38cm" svg:x="11.779cm" svg:y="12.024cm" svg:viewBox="0 0 864 381" draw:points="0,381 864,381 864,0 0,0">
          <text:p/>
        </draw:polygon>
        <draw:polygon draw:style-name="gr5" draw:text-style-name="P1" draw:layer="layout" svg:width="0.863cm" svg:height="0.38cm" svg:x="11.779cm" svg:y="11.473cm" svg:viewBox="0 0 864 381" draw:points="0,381 864,381 864,0 0,0">
          <text:p/>
        </draw:polygon>
        <draw:polygon draw:style-name="gr11" draw:text-style-name="P1" draw:layer="layout" svg:width="0.735cm" svg:height="0.38cm" svg:x="12.739cm" svg:y="11.473cm" svg:viewBox="0 0 736 381" draw:points="0,381 736,381 736,0 0,0">
          <text:p/>
        </draw:polygon>
        <draw:polygon draw:style-name="gr3" draw:text-style-name="P1" draw:layer="layout" svg:width="0.863cm" svg:height="0.38cm" svg:x="12.739cm" svg:y="11.473cm" svg:viewBox="0 0 864 381" draw:points="0,381 864,381 864,0 0,0">
          <text:p/>
        </draw:polygon>
        <draw:polygon draw:style-name="gr5" draw:text-style-name="P1" draw:layer="layout" svg:width="0.863cm" svg:height="0.38cm" svg:x="13.7cm" svg:y="11.473cm" svg:viewBox="0 0 864 381" draw:points="0,381 864,381 864,0 0,0">
          <text:p/>
        </draw:polygon>
        <draw:polygon draw:style-name="gr5" draw:text-style-name="P1" draw:layer="layout" svg:width="0.431cm" svg:height="0.189cm" svg:x="8.682cm" svg:y="11.41cm" svg:viewBox="0 0 432 190" draw:points="0,190 432,190 432,0 0,0">
          <text:p/>
        </draw:polygon>
        <draw:polygon draw:style-name="gr4" draw:text-style-name="P1" draw:layer="layout" svg:width="0.431cm" svg:height="0.19cm" svg:x="10.122cm" svg:y="11.706cm" svg:viewBox="0 0 432 191" draw:points="0,191 432,191 432,0 0,0">
          <text:p/>
        </draw:polygon>
        <draw:line draw:style-name="gr13" draw:text-style-name="P1" draw:layer="layout" svg:x1="8.498cm" svg:y1="11.66cm" svg:x2="10.722cm" svg:y2="11.66cm">
          <text:p/>
        </draw:line>
        <draw:polygon draw:style-name="gr14" draw:text-style-name="P1" draw:layer="layout" svg:width="0.199cm" svg:height="0.142cm" svg:x="10.665cm" svg:y="11.589cm" svg:viewBox="0 0 200 143" draw:points="200,71 0,143 48,71 0,0">
          <text:p/>
        </draw:polygon>
        <draw:polygon draw:style-name="gr14" draw:text-style-name="P1" draw:layer="layout" svg:width="0.199cm" svg:height="0.142cm" svg:x="8.356cm" svg:y="11.589cm" svg:viewBox="0 0 200 143" draw:points="0,71 200,0 152,71 200,143">
          <text:p/>
        </draw:polygon>
        <draw:polygon draw:style-name="gr4" draw:text-style-name="P1" draw:layer="layout" svg:width="0.431cm" svg:height="0.19cm" svg:x="8.658cm" svg:y="12.383cm" svg:viewBox="0 0 432 191" draw:points="0,191 432,191 432,0 0,0">
          <text:p/>
        </draw:polygon>
        <draw:polygon draw:style-name="gr5" draw:text-style-name="P1" draw:layer="layout" svg:width="0.431cm" svg:height="0.189cm" svg:x="10.099cm" svg:y="12.68cm" svg:viewBox="0 0 432 190" draw:points="0,190 432,190 432,0 0,0">
          <text:p/>
        </draw:polygon>
        <draw:line draw:style-name="gr13" draw:text-style-name="P1" draw:layer="layout" svg:x1="8.473cm" svg:y1="12.634cm" svg:x2="10.699cm" svg:y2="12.634cm">
          <text:p/>
        </draw:line>
        <draw:polygon draw:style-name="gr14" draw:text-style-name="P1" draw:layer="layout" svg:width="0.198cm" svg:height="0.143cm" svg:x="10.641cm" svg:y="12.562cm" svg:viewBox="0 0 199 144" draw:points="199,72 0,144 47,72 0,0">
          <text:p/>
        </draw:polygon>
        <draw:polygon draw:style-name="gr14" draw:text-style-name="P1" draw:layer="layout" svg:width="0.198cm" svg:height="0.143cm" svg:x="8.332cm" svg:y="12.562cm" svg:viewBox="0 0 199 144" draw:points="0,72 199,0 152,72 199,144">
          <text:p/>
        </draw:polygon>
        <draw:frame draw:style-name="gr15" draw:text-style-name="P2" draw:layer="layout" svg:width="1.304cm" svg:height="0.42cm" svg:x="5.08cm" svg:y="10.667cm">
          <draw:text-box>
            <text:p text:style-name="P2"><text:span text:style-name="T1">Threads</text:span></text:p>
          </draw:text-box>
        </draw:frame>
        <draw:frame draw:style-name="gr16" draw:text-style-name="P2" draw:layer="layout" svg:width="1.87cm" svg:height="0.42cm" svg:x="12.355cm" svg:y="11.112cm">
          <draw:text-box>
            <text:p text:style-name="P2"><text:span text:style-name="T1">Packet pool</text:span></text:p>
          </draw:text-box>
        </draw:frame>
      </draw:page>
      <draw:page draw:name="page5" draw:style-name="dp1" draw:master-page-name="Default">
        <draw:polygon draw:style-name="gr17" draw:text-style-name="P1" draw:layer="layout" svg:width="1.945cm" svg:height="0.645cm" svg:x="11.628cm" svg:y="11.302cm" svg:viewBox="0 0 1946 646" draw:points="0,646 1946,646 1946,0 0,0">
          <text:p/>
        </draw:polygon>
        <draw:line draw:style-name="gr18" draw:text-style-name="P1" draw:layer="layout" svg:x1="12.266cm" svg:y1="11.302cm" svg:x2="12.266cm" svg:y2="11.941cm">
          <text:p/>
        </draw:line>
        <draw:line draw:style-name="gr18" draw:text-style-name="P1" draw:layer="layout" svg:x1="12.905cm" svg:y1="11.302cm" svg:x2="12.905cm" svg:y2="11.941cm">
          <text:p/>
        </draw:line>
        <draw:line draw:style-name="gr3" draw:text-style-name="P1" draw:layer="layout" svg:x1="13.236cm" svg:y1="11.625cm" svg:x2="13.401cm" svg:y2="12.908cm">
          <text:p/>
        </draw:line>
        <draw:polygon draw:style-name="gr1" draw:text-style-name="P1" draw:layer="layout" svg:width="0.142cm" svg:height="0.182cm" svg:x="13.323cm" svg:y="12.848cm" svg:viewBox="0 0 143 183" draw:points="94,183 0,18 77,51 143,0">
          <text:p/>
        </draw:polygon>
        <draw:line draw:style-name="gr3" draw:text-style-name="P1" draw:layer="layout" svg:x1="12.601cm" svg:y1="11.631cm" svg:x2="11.531cm" svg:y2="12.911cm">
          <text:p/>
        </draw:line>
        <draw:polygon draw:style-name="gr1" draw:text-style-name="P1" draw:layer="layout" svg:width="0.166cm" svg:height="0.18cm" svg:x="11.451cm" svg:y="12.826cm" svg:viewBox="0 0 167 181" draw:points="0,181 57,0 86,78 167,92">
          <text:p/>
        </draw:polygon>
        <draw:line draw:style-name="gr9" draw:text-style-name="P1" draw:layer="layout" svg:x1="13.236cm" svg:y1="11.625cm" svg:x2="13.401cm" svg:y2="12.908cm">
          <text:p/>
        </draw:line>
        <draw:line draw:style-name="gr9" draw:text-style-name="P1" draw:layer="layout" svg:x1="12.601cm" svg:y1="11.631cm" svg:x2="11.531cm" svg:y2="12.911cm">
          <text:p/>
        </draw:line>
        <draw:polygon draw:style-name="gr17" draw:text-style-name="P1" draw:layer="layout" svg:width="1.275cm" svg:height="0.644cm" svg:x="13.18cm" svg:y="13.102cm" svg:viewBox="0 0 1276 645" draw:points="0,645 1276,645 1276,0 0,0">
          <text:p/>
        </draw:polygon>
        <draw:line draw:style-name="gr18" draw:text-style-name="P1" draw:layer="layout" svg:x1="13.819cm" svg:y1="13.102cm" svg:x2="13.819cm" svg:y2="13.74cm">
          <text:p/>
        </draw:line>
        <draw:polygon draw:style-name="gr6" draw:text-style-name="P1" draw:layer="layout" svg:width="0.408cm" svg:height="1.719cm" svg:x="10.499cm" svg:y="10.765cm" svg:viewBox="0 0 409 1720" draw:points="0,1720 409,1720 409,0 0,0">
          <text:p/>
        </draw:polygon>
        <draw:polygon draw:style-name="gr19" draw:text-style-name="P1" draw:layer="layout" svg:width="0.181cm" svg:height="1.036cm" svg:x="10.609cm" svg:y="11.111cm" svg:viewBox="0 0 182 1037" draw:points="60,0 0,566 113,535 53,1037 182,402 72,460 154,5">
          <text:p/>
        </draw:polygon>
        <draw:line draw:style-name="gr20" draw:text-style-name="P1" draw:layer="layout" svg:x1="10.908cm" svg:y1="11.625cm" svg:x2="11.496cm" svg:y2="11.625cm">
          <text:p/>
        </draw:line>
        <draw:polygon draw:style-name="gr1" draw:text-style-name="P1" draw:layer="layout" svg:width="0.175cm" svg:height="0.142cm" svg:x="11.445cm" svg:y="11.554cm" svg:viewBox="0 0 176 143" draw:points="176,71 0,143 42,71 0,0">
          <text:p/>
        </draw:polygon>
        <draw:frame draw:style-name="gr21" draw:text-style-name="P2" draw:layer="layout" svg:width="1.115cm" svg:height="0.42cm" svg:x="10.302cm" svg:y="10.158cm">
          <draw:text-box>
            <text:p text:style-name="P2"><text:span text:style-name="T1">Thread</text:span></text:p>
          </draw:text-box>
        </draw:frame>
        <draw:polygon draw:style-name="gr22" draw:text-style-name="P1" draw:layer="layout" svg:width="1.274cm" svg:height="0.644cm" svg:x="11.24cm" svg:y="13.102cm" svg:viewBox="0 0 1275 645" draw:points="0,645 1275,645 1275,0 0,0">
          <text:p/>
        </draw:polygon>
        <draw:line draw:style-name="gr12" draw:text-style-name="P1" draw:layer="layout" svg:x1="11.878cm" svg:y1="13.102cm" svg:x2="11.878cm" svg:y2="13.74cm">
          <text:p/>
        </draw:line>
        <draw:frame draw:style-name="gr23" draw:text-style-name="P2" draw:layer="layout" svg:width="1.094cm" svg:height="0.42cm" svg:x="10.31cm" svg:y="10.405cm">
          <draw:text-box>
            <text:p text:style-name="P2"><text:span text:style-name="T1">stack 2</text:span></text:p>
          </draw:text-box>
        </draw:frame>
        <draw:frame draw:style-name="gr24" draw:text-style-name="P2" draw:layer="layout" svg:width="0.434cm" svg:height="0.42cm" svg:x="11.432cm" svg:y="13.32cm">
          <draw:text-box>
            <text:p text:style-name="P2"><text:span text:style-name="T1">T0</text:span></text:p>
          </draw:text-box>
        </draw:frame>
        <draw:polygon draw:style-name="gr22" draw:text-style-name="P1" draw:layer="layout" svg:width="1.274cm" svg:height="0.644cm" svg:x="8.171cm" svg:y="13.102cm" svg:viewBox="0 0 1275 645" draw:points="0,645 1275,645 1275,0 0,0">
          <text:p/>
        </draw:polygon>
        <draw:line draw:style-name="gr12" draw:text-style-name="P1" draw:layer="layout" svg:x1="8.809cm" svg:y1="13.102cm" svg:x2="8.809cm" svg:y2="13.74cm">
          <text:p/>
        </draw:line>
        <draw:polygon draw:style-name="gr4" draw:text-style-name="P1" draw:layer="layout" svg:width="1.274cm" svg:height="0.645cm" svg:x="8.171cm" svg:y="11.302cm" svg:viewBox="0 0 1275 646" draw:points="0,646 1275,646 1275,0 0,0">
          <text:p/>
        </draw:polygon>
        <draw:line draw:style-name="gr12" draw:text-style-name="P1" draw:layer="layout" svg:x1="8.809cm" svg:y1="11.302cm" svg:x2="8.809cm" svg:y2="11.941cm">
          <text:p/>
        </draw:line>
        <draw:path draw:style-name="gr3" draw:text-style-name="P1" draw:layer="layout" svg:width="2.081cm" svg:height="1.287cm" svg:x="9.097cm" svg:y="11.655cm" svg:viewBox="0 0 2082 1288" svg:d="m0 0c0 0 1352 1029 2082 1288">
          <text:p/>
        </draw:path>
        <draw:polygon draw:style-name="gr1" draw:text-style-name="P1" draw:layer="layout" svg:width="0.188cm" svg:height="0.135cm" svg:x="11.107cm" svg:y="12.858cm" svg:viewBox="0 0 189 136" draw:points="189,127 0,136 63,82 48,0">
          <text:p/>
        </draw:polygon>
        <draw:polygon draw:style-name="gr4" draw:text-style-name="P1" draw:layer="layout" svg:width="0.408cm" svg:height="1.719cm" svg:x="7.042cm" svg:y="10.765cm" svg:viewBox="0 0 409 1720" draw:points="0,1720 409,1720 409,0 0,0">
          <text:p/>
        </draw:polygon>
        <draw:polygon draw:style-name="gr1" draw:text-style-name="P1" draw:layer="layout" svg:width="0.181cm" svg:height="1.036cm" svg:x="7.152cm" svg:y="11.111cm" svg:viewBox="0 0 182 1037" draw:points="59,0 0,566 113,535 53,1037 182,402 72,460 154,5">
          <text:p/>
        </draw:polygon>
        <draw:line draw:style-name="gr3" draw:text-style-name="P1" draw:layer="layout" svg:x1="7.451cm" svg:y1="11.625cm" svg:x2="8.039cm" svg:y2="11.625cm">
          <text:p/>
        </draw:line>
        <draw:polygon draw:style-name="gr1" draw:text-style-name="P1" draw:layer="layout" svg:width="0.174cm" svg:height="0.142cm" svg:x="7.988cm" svg:y="11.554cm" svg:viewBox="0 0 175 143" draw:points="175,71 0,143 42,71 0,0">
          <text:p/>
        </draw:polygon>
        <draw:frame draw:style-name="gr25" draw:text-style-name="P2" draw:layer="layout" svg:width="0.264cm" svg:height="0.42cm" svg:x="10.999cm" svg:y="13.016cm">
          <draw:text-box>
            <text:p text:style-name="P2"><text:span text:style-name="T1">X</text:span></text:p>
          </draw:text-box>
        </draw:frame>
        <draw:frame draw:style-name="gr21" draw:text-style-name="P2" draw:layer="layout" svg:width="1.115cm" svg:height="0.42cm" svg:x="6.844cm" svg:y="10.158cm">
          <draw:text-box>
            <text:p text:style-name="P2"><text:span text:style-name="T1">Thread</text:span></text:p>
          </draw:text-box>
        </draw:frame>
        <draw:frame draw:style-name="gr23" draw:text-style-name="P2" draw:layer="layout" svg:width="1.094cm" svg:height="0.42cm" svg:x="6.853cm" svg:y="10.405cm">
          <draw:text-box>
            <text:p text:style-name="P2"><text:span text:style-name="T1">stack 1</text:span></text:p>
          </draw:text-box>
        </draw:frame>
        <draw:polygon draw:style-name="gr22" draw:text-style-name="P1" draw:layer="layout" svg:width="1.274cm" svg:height="0.644cm" svg:x="4.608cm" svg:y="13.102cm" svg:viewBox="0 0 1275 645" draw:points="0,645 1275,645 1275,0 0,0">
          <text:p/>
        </draw:polygon>
        <draw:line draw:style-name="gr12" draw:text-style-name="P1" draw:layer="layout" svg:x1="5.246cm" svg:y1="13.102cm" svg:x2="5.246cm" svg:y2="13.74cm">
          <text:p/>
        </draw:line>
        <draw:polygon draw:style-name="gr22" draw:text-style-name="P1" draw:layer="layout" svg:width="1.274cm" svg:height="0.645cm" svg:x="4.608cm" svg:y="11.302cm" svg:viewBox="0 0 1275 646" draw:points="0,646 1275,646 1275,0 0,0">
          <text:p/>
        </draw:polygon>
        <draw:line draw:style-name="gr12" draw:text-style-name="P1" draw:layer="layout" svg:x1="5.246cm" svg:y1="11.302cm" svg:x2="5.246cm" svg:y2="11.941cm">
          <text:p/>
        </draw:line>
        <draw:line draw:style-name="gr3" draw:text-style-name="P1" draw:layer="layout" svg:x1="5.534cm" svg:y1="11.655cm" svg:x2="4.793cm" svg:y2="12.908cm">
          <text:p/>
        </draw:line>
        <draw:polygon draw:style-name="gr1" draw:text-style-name="P1" draw:layer="layout" svg:width="0.15cm" svg:height="0.187cm" svg:x="4.73cm" svg:y="12.827cm" svg:viewBox="0 0 151 188" draw:points="0,188 28,0 68,73 151,73">
          <text:p/>
        </draw:polygon>
        <draw:polygon draw:style-name="gr22" draw:text-style-name="P1" draw:layer="layout" svg:width="0.408cm" svg:height="1.719cm" svg:x="3.479cm" svg:y="10.765cm" svg:viewBox="0 0 409 1720" draw:points="0,1720 409,1720 409,0 0,0">
          <text:p/>
        </draw:polygon>
        <draw:polygon draw:style-name="gr1" draw:text-style-name="P1" draw:layer="layout" svg:width="0.181cm" svg:height="1.036cm" svg:x="3.589cm" svg:y="11.111cm" svg:viewBox="0 0 182 1037" draw:points="59,0 0,566 113,535 53,1037 182,402 72,460 154,5">
          <text:p/>
        </draw:polygon>
        <draw:line draw:style-name="gr3" draw:text-style-name="P1" draw:layer="layout" svg:x1="3.888cm" svg:y1="11.625cm" svg:x2="4.476cm" svg:y2="11.625cm">
          <text:p/>
        </draw:line>
        <draw:polygon draw:style-name="gr1" draw:text-style-name="P1" draw:layer="layout" svg:width="0.174cm" svg:height="0.142cm" svg:x="4.425cm" svg:y="11.554cm" svg:viewBox="0 0 175 143" draw:points="175,71 0,143 41,71 0,0">
          <text:p/>
        </draw:polygon>
        <draw:frame draw:style-name="gr25" draw:text-style-name="P2" draw:layer="layout" svg:width="0.264cm" svg:height="0.42cm" svg:x="7.952cm" svg:y="11.199cm">
          <draw:text-box>
            <text:p text:style-name="P2"><text:span text:style-name="T1">Y</text:span></text:p>
          </draw:text-box>
        </draw:frame>
        <draw:frame draw:style-name="gr21" draw:text-style-name="P2" draw:layer="layout" svg:width="1.115cm" svg:height="0.42cm" svg:x="3.281cm" svg:y="10.158cm">
          <draw:text-box>
            <text:p text:style-name="P2"><text:span text:style-name="T1">Thread</text:span></text:p>
          </draw:text-box>
        </draw:frame>
        <draw:path draw:style-name="gr3" draw:text-style-name="P1" draw:layer="layout" svg:width="2.451cm" svg:height="0.638cm" svg:x="5.569cm" svg:y="13.349cm" svg:viewBox="0 0 2452 639" svg:d="m0 90c450 944 1516 508 2452-90">
          <text:p/>
        </draw:path>
        <draw:polygon draw:style-name="gr1" draw:text-style-name="P1" draw:layer="layout" svg:width="0.185cm" svg:height="0.154cm" svg:x="7.94cm" svg:y="13.282cm" svg:viewBox="0 0 186 155" draw:points="186,0 77,155 73,72 0,34">
          <text:p/>
        </draw:polygon>
        <draw:path draw:style-name="gr3" draw:text-style-name="P1" draw:layer="layout" svg:width="1.886cm" svg:height="0.638cm" svg:x="9.168cm" svg:y="13.349cm" svg:viewBox="0 0 1887 639" svg:d="m0 90c346 944 1167 508 1887-90">
          <text:p/>
        </draw:path>
        <draw:polygon draw:style-name="gr1" draw:text-style-name="P1" draw:layer="layout" svg:width="0.18cm" svg:height="0.166cm" svg:x="10.97cm" svg:y="13.269cm" svg:viewBox="0 0 181 167" draw:points="181,0 92,167 78,86 0,57">
          <text:p/>
        </draw:polygon>
        <draw:path draw:style-name="gr3" draw:text-style-name="P1" draw:layer="layout" svg:width="0.828cm" svg:height="0.638cm" svg:x="12.202cm" svg:y="13.349cm" svg:viewBox="0 0 829 639" svg:d="m0 90c152 944 512 508 829-90">
          <text:p/>
        </draw:path>
        <draw:polygon draw:style-name="gr1" draw:text-style-name="P1" draw:layer="layout" svg:width="0.145cm" svg:height="0.187cm" svg:x="12.943cm" svg:y="13.239cm" svg:viewBox="0 0 146 188" draw:points="146,0 127,188 83,118 0,121">
          <text:p/>
        </draw:polygon>
        <draw:frame draw:style-name="gr23" draw:text-style-name="P2" draw:layer="layout" svg:width="1.094cm" svg:height="0.42cm" svg:x="3.29cm" svg:y="10.405cm">
          <draw:text-box>
            <text:p text:style-name="P2"><text:span text:style-name="T1">stack 0</text:span></text:p>
          </draw:text-box>
        </draw:frame>
      </draw:page>
      <draw:page draw:name="page6" draw:style-name="dp1" draw:master-page-name="Default">
        <draw:polyline draw:style-name="gr3" draw:text-style-name="P1" draw:layer="layout" svg:width="0.14cm" svg:height="0.281cm" svg:x="5.034cm" svg:y="11.592cm" svg:viewBox="0 0 141 282" draw:points="0,0 0,282 141,282">
          <text:p/>
        </draw:polyline>
        <draw:polyline draw:style-name="gr3" draw:text-style-name="P1" draw:layer="layout" svg:width="0.14cm" svg:height="0.281cm" svg:x="3.764cm" svg:y="11.592cm" svg:viewBox="0 0 141 282" draw:points="141,0 141,282 0,282">
          <text:p/>
        </draw:polyline>
        <draw:frame draw:style-name="gr26" draw:text-style-name="P2" draw:layer="layout" svg:width="0.557cm" svg:height="0.42cm" svg:x="5.21cm" svg:y="11.746cm">
          <draw:text-box>
            <text:p text:style-name="P2"><text:span text:style-name="T2">free</text:span></text:p>
          </draw:text-box>
        </draw:frame>
        <draw:polygon draw:style-name="gr6" draw:text-style-name="P1" draw:layer="layout" svg:width="0.317cm" svg:height="0.634cm" svg:x="3.587cm" svg:y="10.922cm" svg:viewBox="0 0 318 635" draw:points="0,635 318,635 318,0 0,0">
          <text:p/>
        </draw:polygon>
        <draw:polygon draw:style-name="gr6" draw:text-style-name="P1" draw:layer="layout" svg:width="0.316cm" svg:height="0.634cm" svg:x="3.27cm" svg:y="10.922cm" svg:viewBox="0 0 317 635" draw:points="0,635 317,635 317,0 0,0">
          <text:p/>
        </draw:polygon>
        <draw:polygon draw:style-name="gr5" draw:text-style-name="P1" draw:layer="layout" svg:width="0.316cm" svg:height="0.634cm" svg:x="3.905cm" svg:y="10.922cm" svg:viewBox="0 0 317 635" draw:points="0,635 317,635 317,0 0,0">
          <text:p/>
        </draw:polygon>
        <draw:polygon draw:style-name="gr5" draw:text-style-name="P1" draw:layer="layout" svg:width="0.317cm" svg:height="0.634cm" svg:x="4.222cm" svg:y="10.922cm" svg:viewBox="0 0 318 635" draw:points="0,635 318,635 318,0 0,0">
          <text:p/>
        </draw:polygon>
        <draw:polygon draw:style-name="gr5" draw:text-style-name="P1" draw:layer="layout" svg:width="0.316cm" svg:height="0.634cm" svg:x="4.54cm" svg:y="10.922cm" svg:viewBox="0 0 317 635" draw:points="0,635 317,635 317,0 0,0">
          <text:p/>
        </draw:polygon>
        <draw:polygon draw:style-name="gr11" draw:text-style-name="P1" draw:layer="layout" svg:width="0.176cm" svg:height="0.634cm" svg:x="4.857cm" svg:y="10.922cm" svg:viewBox="0 0 177 635" draw:points="0,635 177,635 177,0 0,0">
          <text:p/>
        </draw:polygon>
        <draw:polygon draw:style-name="gr3" draw:text-style-name="P1" draw:layer="layout" svg:width="0.317cm" svg:height="0.634cm" svg:x="4.857cm" svg:y="10.922cm" svg:viewBox="0 0 318 635" draw:points="0,635 318,635 318,0 0,0">
          <text:p/>
        </draw:polygon>
        <draw:polygon draw:style-name="gr4" draw:text-style-name="P1" draw:layer="layout" svg:width="0.316cm" svg:height="0.634cm" svg:x="5.175cm" svg:y="10.922cm" svg:viewBox="0 0 317 635" draw:points="0,635 317,635 317,0 0,0">
          <text:p/>
        </draw:polygon>
        <draw:polygon draw:style-name="gr4" draw:text-style-name="P1" draw:layer="layout" svg:width="0.317cm" svg:height="0.634cm" svg:x="5.492cm" svg:y="10.922cm" svg:viewBox="0 0 318 635" draw:points="0,635 318,635 318,0 0,0">
          <text:p/>
        </draw:polygon>
        <draw:line draw:style-name="gr9" draw:text-style-name="P1" draw:layer="layout" svg:x1="3.587cm" svg:y1="10.922cm" svg:x2="3.587cm" svg:y2="11.557cm">
          <text:p/>
        </draw:line>
        <draw:polyline draw:style-name="gr3" draw:text-style-name="P1" draw:layer="layout" svg:width="0.14cm" svg:height="0.281cm" svg:x="5.034cm" svg:y="12.862cm" svg:viewBox="0 0 141 282" draw:points="0,0 0,282 141,282">
          <text:p/>
        </draw:polyline>
        <draw:frame draw:style-name="gr26" draw:text-style-name="P2" draw:layer="layout" svg:width="0.671cm" svg:height="0.42cm" svg:x="3.072cm" svg:y="11.748cm">
          <draw:text-box>
            <text:p text:style-name="P2"><text:span text:style-name="T2">scan</text:span></text:p>
          </draw:text-box>
        </draw:frame>
        <draw:polyline draw:style-name="gr3" draw:text-style-name="P1" draw:layer="layout" svg:width="0.14cm" svg:height="0.281cm" svg:x="4.716cm" svg:y="12.862cm" svg:viewBox="0 0 141 282" draw:points="141,0 141,282 0,282">
          <text:p/>
        </draw:polyline>
        <draw:frame draw:style-name="gr26" draw:text-style-name="P2" draw:layer="layout" svg:width="0.557cm" svg:height="0.42cm" svg:x="5.201cm" svg:y="13.012cm">
          <draw:text-box>
            <text:p text:style-name="P2"><text:span text:style-name="T2">free</text:span></text:p>
          </draw:text-box>
        </draw:frame>
        <draw:polygon draw:style-name="gr6" draw:text-style-name="P1" draw:layer="layout" svg:width="0.317cm" svg:height="0.634cm" svg:x="3.587cm" svg:y="12.192cm" svg:viewBox="0 0 318 635" draw:points="0,635 318,635 318,0 0,0">
          <text:p/>
        </draw:polygon>
        <draw:polygon draw:style-name="gr6" draw:text-style-name="P1" draw:layer="layout" svg:width="0.316cm" svg:height="0.634cm" svg:x="3.27cm" svg:y="12.192cm" svg:viewBox="0 0 317 635" draw:points="0,635 317,635 317,0 0,0">
          <text:p/>
        </draw:polygon>
        <draw:polygon draw:style-name="gr5" draw:text-style-name="P1" draw:layer="layout" svg:width="0.316cm" svg:height="0.634cm" svg:x="3.905cm" svg:y="12.192cm" svg:viewBox="0 0 317 635" draw:points="0,635 317,635 317,0 0,0">
          <text:p/>
        </draw:polygon>
        <draw:polygon draw:style-name="gr5" draw:text-style-name="P1" draw:layer="layout" svg:width="0.317cm" svg:height="0.634cm" svg:x="4.222cm" svg:y="12.192cm" svg:viewBox="0 0 318 635" draw:points="0,635 318,635 318,0 0,0">
          <text:p/>
        </draw:polygon>
        <draw:polygon draw:style-name="gr5" draw:text-style-name="P1" draw:layer="layout" svg:width="0.316cm" svg:height="0.634cm" svg:x="4.54cm" svg:y="12.192cm" svg:viewBox="0 0 317 635" draw:points="0,635 317,635 317,0 0,0">
          <text:p/>
        </draw:polygon>
        <draw:polygon draw:style-name="gr11" draw:text-style-name="P1" draw:layer="layout" svg:width="0.176cm" svg:height="0.634cm" svg:x="4.857cm" svg:y="12.192cm" svg:viewBox="0 0 177 635" draw:points="0,635 177,635 177,0 0,0">
          <text:p/>
        </draw:polygon>
        <draw:polygon draw:style-name="gr3" draw:text-style-name="P1" draw:layer="layout" svg:width="0.317cm" svg:height="0.634cm" svg:x="4.857cm" svg:y="12.192cm" svg:viewBox="0 0 318 635" draw:points="0,635 318,635 318,0 0,0">
          <text:p/>
        </draw:polygon>
        <draw:polygon draw:style-name="gr4" draw:text-style-name="P1" draw:layer="layout" svg:width="0.316cm" svg:height="0.634cm" svg:x="5.175cm" svg:y="12.192cm" svg:viewBox="0 0 317 635" draw:points="0,635 317,635 317,0 0,0">
          <text:p/>
        </draw:polygon>
        <draw:polygon draw:style-name="gr4" draw:text-style-name="P1" draw:layer="layout" svg:width="0.317cm" svg:height="0.634cm" svg:x="5.492cm" svg:y="12.192cm" svg:viewBox="0 0 318 635" draw:points="0,635 318,635 318,0 0,0">
          <text:p/>
        </draw:polygon>
        <draw:line draw:style-name="gr27" draw:text-style-name="P1" draw:layer="layout" svg:x1="1.947cm" svg:y1="13.622cm" svg:x2="4.064cm" svg:y2="11.506cm">
          <text:p/>
        </draw:line>
        <draw:line draw:style-name="gr27" draw:text-style-name="P1" draw:layer="layout" svg:x1="2.159cm" svg:y1="13.622cm" svg:x2="4.064cm" svg:y2="11.717cm">
          <text:p/>
        </draw:line>
        <draw:line draw:style-name="gr27" draw:text-style-name="P1" draw:layer="layout" svg:x1="2.371cm" svg:y1="13.622cm" svg:x2="4.064cm" svg:y2="11.929cm">
          <text:p/>
        </draw:line>
        <draw:line draw:style-name="gr27" draw:text-style-name="P1" draw:layer="layout" svg:x1="2.582cm" svg:y1="13.622cm" svg:x2="4.064cm" svg:y2="12.141cm">
          <text:p/>
        </draw:line>
        <draw:line draw:style-name="gr27" draw:text-style-name="P1" draw:layer="layout" svg:x1="2.794cm" svg:y1="13.622cm" svg:x2="4.064cm" svg:y2="12.352cm">
          <text:p/>
        </draw:line>
        <draw:line draw:style-name="gr27" draw:text-style-name="P1" draw:layer="layout" svg:x1="3.006cm" svg:y1="13.622cm" svg:x2="4.064cm" svg:y2="12.564cm">
          <text:p/>
        </draw:line>
        <draw:line draw:style-name="gr27" draw:text-style-name="P1" draw:layer="layout" svg:x1="3.217cm" svg:y1="13.622cm" svg:x2="4.064cm" svg:y2="12.776cm">
          <text:p/>
        </draw:line>
        <draw:line draw:style-name="gr27" draw:text-style-name="P1" draw:layer="layout" svg:x1="3.429cm" svg:y1="13.622cm" svg:x2="4.064cm" svg:y2="12.987cm">
          <text:p/>
        </draw:line>
        <draw:line draw:style-name="gr27" draw:text-style-name="P1" draw:layer="layout" svg:x1="3.641cm" svg:y1="13.622cm" svg:x2="4.064cm" svg:y2="13.199cm">
          <text:p/>
        </draw:line>
        <draw:line draw:style-name="gr27" draw:text-style-name="P1" draw:layer="layout" svg:x1="3.641cm" svg:y1="11.294cm" svg:x2="4.276cm" svg:y2="10.659cm">
          <text:p/>
        </draw:line>
        <draw:line draw:style-name="gr27" draw:text-style-name="P1" draw:layer="layout" svg:x1="3.641cm" svg:y1="11.506cm" svg:x2="4.487cm" svg:y2="10.659cm">
          <text:p/>
        </draw:line>
        <draw:line draw:style-name="gr27" draw:text-style-name="P1" draw:layer="layout" svg:x1="3.641cm" svg:y1="11.717cm" svg:x2="4.699cm" svg:y2="10.659cm">
          <text:p/>
        </draw:line>
        <draw:line draw:style-name="gr27" draw:text-style-name="P1" draw:layer="layout" svg:x1="3.641cm" svg:y1="11.929cm" svg:x2="4.911cm" svg:y2="10.659cm">
          <text:p/>
        </draw:line>
        <draw:line draw:style-name="gr27" draw:text-style-name="P1" draw:layer="layout" svg:x1="3.641cm" svg:y1="12.141cm" svg:x2="5.122cm" svg:y2="10.659cm">
          <text:p/>
        </draw:line>
        <draw:line draw:style-name="gr27" draw:text-style-name="P1" draw:layer="layout" svg:x1="3.641cm" svg:y1="12.352cm" svg:x2="5.334cm" svg:y2="10.659cm">
          <text:p/>
        </draw:line>
        <draw:line draw:style-name="gr27" draw:text-style-name="P1" draw:layer="layout" svg:x1="3.641cm" svg:y1="12.564cm" svg:x2="5.546cm" svg:y2="10.659cm">
          <text:p/>
        </draw:line>
        <draw:line draw:style-name="gr27" draw:text-style-name="P1" draw:layer="layout" svg:x1="3.641cm" svg:y1="12.776cm" svg:x2="5.757cm" svg:y2="10.659cm">
          <text:p/>
        </draw:line>
        <draw:line draw:style-name="gr27" draw:text-style-name="P1" draw:layer="layout" svg:x1="3.641cm" svg:y1="12.987cm" svg:x2="5.969cm" svg:y2="10.659cm">
          <text:p/>
        </draw:line>
        <draw:line draw:style-name="gr27" draw:text-style-name="P1" draw:layer="layout" svg:x1="3.641cm" svg:y1="13.199cm" svg:x2="6.181cm" svg:y2="10.659cm">
          <text:p/>
        </draw:line>
        <draw:line draw:style-name="gr27" draw:text-style-name="P1" draw:layer="layout" svg:x1="3.641cm" svg:y1="13.411cm" svg:x2="6.392cm" svg:y2="10.659cm">
          <text:p/>
        </draw:line>
        <draw:line draw:style-name="gr9" draw:text-style-name="P1" draw:layer="layout" svg:x1="3.587cm" svg:y1="12.192cm" svg:x2="3.587cm" svg:y2="12.827cm">
          <text:p/>
        </draw:line>
        <draw:polyline draw:style-name="gr3" draw:text-style-name="P1" draw:layer="layout" svg:width="0.317cm" svg:height="0.14cm" svg:x="4.222cm" svg:y="10.604cm" svg:viewBox="0 0 318 141" draw:points="0,138 0,0 318,0 318,141">
          <text:p/>
        </draw:polyline>
        <draw:frame draw:style-name="gr26" draw:text-style-name="P2" draw:layer="layout" svg:width="0.671cm" svg:height="0.42cm" svg:x="4.025cm" svg:y="12.983cm">
          <draw:text-box>
            <text:p text:style-name="P2"><text:span text:style-name="T2">scan</text:span></text:p>
          </draw:text-box>
        </draw:frame>
        <draw:frame draw:style-name="gr28" draw:text-style-name="P2" draw:layer="layout" svg:width="0.815cm" svg:height="0.42cm" svg:x="4.093cm" svg:y="10.311cm">
          <draw:text-box>
            <text:p text:style-name="P2"><text:span text:style-name="T1">block</text:span></text:p>
          </draw:text-box>
        </draw:frame>
      </draw:page>
      <draw:page draw:name="page7" draw:style-name="dp1" draw:master-page-name="Default">
        <draw:polyline draw:style-name="gr3" draw:text-style-name="P1" draw:layer="layout" svg:width="0.141cm" svg:height="0.281cm" svg:x="13.682cm" svg:y="11.586cm" svg:viewBox="0 0 142 282" draw:points="0,0 0,282 142,282">
          <text:p/>
        </draw:polyline>
        <draw:polyline draw:style-name="gr3" draw:text-style-name="P1" draw:layer="layout" svg:width="0.14cm" svg:height="0.281cm" svg:x="8.92cm" svg:y="11.586cm" svg:viewBox="0 0 141 282" draw:points="141,0 141,282 0,282">
          <text:p/>
        </draw:polyline>
        <draw:frame draw:style-name="gr26" draw:text-style-name="P2" draw:layer="layout" svg:width="0.557cm" svg:height="0.42cm" svg:x="13.894cm" svg:y="11.734cm">
          <draw:text-box>
            <text:p text:style-name="P2"><text:span text:style-name="T2">free</text:span></text:p>
          </draw:text-box>
        </draw:frame>
        <draw:polyline draw:style-name="gr3" draw:text-style-name="P1" draw:layer="layout" svg:width="0.141cm" svg:height="0.281cm" svg:x="13.682cm" svg:y="12.856cm" svg:viewBox="0 0 142 282" draw:points="0,0 0,282 142,282">
          <text:p/>
        </draw:polyline>
        <draw:frame draw:style-name="gr26" draw:text-style-name="P2" draw:layer="layout" svg:width="0.671cm" svg:height="0.42cm" svg:x="8.229cm" svg:y="11.742cm">
          <draw:text-box>
            <text:p text:style-name="P2"><text:span text:style-name="T2">scan</text:span></text:p>
          </draw:text-box>
        </draw:frame>
        <draw:polyline draw:style-name="gr3" draw:text-style-name="P1" draw:layer="layout" svg:width="0.14cm" svg:height="0.281cm" svg:x="13.365cm" svg:y="12.856cm" svg:viewBox="0 0 141 282" draw:points="141,0 141,282 0,282">
          <text:p/>
        </draw:polyline>
        <draw:frame draw:style-name="gr26" draw:text-style-name="P2" draw:layer="layout" svg:width="0.557cm" svg:height="0.42cm" svg:x="13.894cm" svg:y="13.012cm">
          <draw:text-box>
            <text:p text:style-name="P2"><text:span text:style-name="T2">free</text:span></text:p>
          </draw:text-box>
        </draw:frame>
        <draw:polygon draw:style-name="gr6" draw:text-style-name="P1" draw:layer="layout" svg:width="0.317cm" svg:height="0.634cm" svg:x="8.426cm" svg:y="10.915cm" svg:viewBox="0 0 318 635" draw:points="0,635 318,635 318,0 0,0">
          <text:p/>
        </draw:polygon>
        <draw:polygon draw:style-name="gr6" draw:text-style-name="P1" draw:layer="layout" svg:width="0.316cm" svg:height="0.634cm" svg:x="8.744cm" svg:y="10.915cm" svg:viewBox="0 0 317 635" draw:points="0,635 317,635 317,0 0,0">
          <text:p/>
        </draw:polygon>
        <draw:polygon draw:style-name="gr5" draw:text-style-name="P1" draw:layer="layout" svg:width="0.317cm" svg:height="0.634cm" svg:x="9.061cm" svg:y="10.915cm" svg:viewBox="0 0 318 635" draw:points="0,635 318,635 318,0 0,0">
          <text:p/>
        </draw:polygon>
        <draw:polygon draw:style-name="gr5" draw:text-style-name="P1" draw:layer="layout" svg:width="0.316cm" svg:height="0.634cm" svg:x="9.379cm" svg:y="10.915cm" svg:viewBox="0 0 317 635" draw:points="0,635 317,635 317,0 0,0">
          <text:p/>
        </draw:polygon>
        <draw:polygon draw:style-name="gr5" draw:text-style-name="P1" draw:layer="layout" svg:width="0.317cm" svg:height="0.634cm" svg:x="9.696cm" svg:y="10.915cm" svg:viewBox="0 0 318 635" draw:points="0,635 318,635 318,0 0,0">
          <text:p/>
        </draw:polygon>
        <draw:polygon draw:style-name="gr5" draw:text-style-name="P1" draw:layer="layout" svg:width="0.316cm" svg:height="0.634cm" svg:x="10.014cm" svg:y="10.915cm" svg:viewBox="0 0 317 635" draw:points="0,635 317,635 317,0 0,0">
          <text:p/>
        </draw:polygon>
        <draw:polygon draw:style-name="gr5" draw:text-style-name="P1" draw:layer="layout" svg:width="0.317cm" svg:height="0.634cm" svg:x="10.331cm" svg:y="10.915cm" svg:viewBox="0 0 318 635" draw:points="0,635 318,635 318,0 0,0">
          <text:p/>
        </draw:polygon>
        <draw:polygon draw:style-name="gr5" draw:text-style-name="P1" draw:layer="layout" svg:width="0.316cm" svg:height="0.634cm" svg:x="10.649cm" svg:y="10.915cm" svg:viewBox="0 0 317 635" draw:points="0,635 317,635 317,0 0,0">
          <text:p/>
        </draw:polygon>
        <draw:line draw:style-name="gr9" draw:text-style-name="P1" draw:layer="layout" svg:x1="8.744cm" svg:y1="10.915cm" svg:x2="8.744cm" svg:y2="11.55cm">
          <text:p/>
        </draw:line>
        <draw:polygon draw:style-name="gr6" draw:text-style-name="P1" draw:layer="layout" svg:width="0.316cm" svg:height="0.634cm" svg:x="8.744cm" svg:y="12.185cm" svg:viewBox="0 0 317 635" draw:points="0,635 317,635 317,0 0,0">
          <text:p/>
        </draw:polygon>
        <draw:polygon draw:style-name="gr6" draw:text-style-name="P1" draw:layer="layout" svg:width="0.317cm" svg:height="0.634cm" svg:x="8.426cm" svg:y="12.185cm" svg:viewBox="0 0 318 635" draw:points="0,635 318,635 318,0 0,0">
          <text:p/>
        </draw:polygon>
        <draw:polygon draw:style-name="gr5" draw:text-style-name="P1" draw:layer="layout" svg:width="0.317cm" svg:height="0.634cm" svg:x="9.061cm" svg:y="12.185cm" svg:viewBox="0 0 318 635" draw:points="0,635 318,635 318,0 0,0">
          <text:p/>
        </draw:polygon>
        <draw:polygon draw:style-name="gr5" draw:text-style-name="P1" draw:layer="layout" svg:width="0.316cm" svg:height="0.634cm" svg:x="9.379cm" svg:y="12.185cm" svg:viewBox="0 0 317 635" draw:points="0,635 317,635 317,0 0,0">
          <text:p/>
        </draw:polygon>
        <draw:polygon draw:style-name="gr5" draw:text-style-name="P1" draw:layer="layout" svg:width="0.317cm" svg:height="0.634cm" svg:x="9.696cm" svg:y="12.185cm" svg:viewBox="0 0 318 635" draw:points="0,635 318,635 318,0 0,0">
          <text:p/>
        </draw:polygon>
        <draw:polygon draw:style-name="gr5" draw:text-style-name="P1" draw:layer="layout" svg:width="0.316cm" svg:height="0.634cm" svg:x="10.014cm" svg:y="12.185cm" svg:viewBox="0 0 317 635" draw:points="0,635 317,635 317,0 0,0">
          <text:p/>
        </draw:polygon>
        <draw:polygon draw:style-name="gr5" draw:text-style-name="P1" draw:layer="layout" svg:width="0.317cm" svg:height="0.634cm" svg:x="10.331cm" svg:y="12.185cm" svg:viewBox="0 0 318 635" draw:points="0,635 318,635 318,0 0,0">
          <text:p/>
        </draw:polygon>
        <draw:polygon draw:style-name="gr5" draw:text-style-name="P1" draw:layer="layout" svg:width="0.316cm" svg:height="0.634cm" svg:x="10.649cm" svg:y="12.185cm" svg:viewBox="0 0 317 635" draw:points="0,635 317,635 317,0 0,0">
          <text:p/>
        </draw:polygon>
        <draw:line draw:style-name="gr9" draw:text-style-name="P1" draw:layer="layout" svg:x1="8.744cm" svg:y1="12.185cm" svg:x2="8.744cm" svg:y2="12.82cm">
          <text:p/>
        </draw:line>
        <draw:line draw:style-name="gr27" draw:text-style-name="P1" draw:layer="layout" svg:x1="8.796cm" svg:y1="11.287cm" svg:x2="9.431cm" svg:y2="10.652cm">
          <text:p/>
        </draw:line>
        <draw:line draw:style-name="gr27" draw:text-style-name="P1" draw:layer="layout" svg:x1="8.796cm" svg:y1="11.499cm" svg:x2="9.643cm" svg:y2="10.652cm">
          <text:p/>
        </draw:line>
        <draw:line draw:style-name="gr27" draw:text-style-name="P1" draw:layer="layout" svg:x1="8.796cm" svg:y1="11.71cm" svg:x2="9.855cm" svg:y2="10.652cm">
          <text:p/>
        </draw:line>
        <draw:line draw:style-name="gr27" draw:text-style-name="P1" draw:layer="layout" svg:x1="8.796cm" svg:y1="11.922cm" svg:x2="10.066cm" svg:y2="10.652cm">
          <text:p/>
        </draw:line>
        <draw:line draw:style-name="gr27" draw:text-style-name="P1" draw:layer="layout" svg:x1="8.796cm" svg:y1="12.134cm" svg:x2="10.278cm" svg:y2="10.652cm">
          <text:p/>
        </draw:line>
        <draw:line draw:style-name="gr27" draw:text-style-name="P1" draw:layer="layout" svg:x1="8.796cm" svg:y1="12.345cm" svg:x2="10.49cm" svg:y2="10.652cm">
          <text:p/>
        </draw:line>
        <draw:line draw:style-name="gr27" draw:text-style-name="P1" draw:layer="layout" svg:x1="8.796cm" svg:y1="12.557cm" svg:x2="10.701cm" svg:y2="10.652cm">
          <text:p/>
        </draw:line>
        <draw:line draw:style-name="gr27" draw:text-style-name="P1" draw:layer="layout" svg:x1="8.796cm" svg:y1="12.769cm" svg:x2="10.913cm" svg:y2="10.652cm">
          <text:p/>
        </draw:line>
        <draw:line draw:style-name="gr27" draw:text-style-name="P1" draw:layer="layout" svg:x1="8.796cm" svg:y1="12.98cm" svg:x2="11.125cm" svg:y2="10.652cm">
          <text:p/>
        </draw:line>
        <draw:line draw:style-name="gr27" draw:text-style-name="P1" draw:layer="layout" svg:x1="8.796cm" svg:y1="13.192cm" svg:x2="11.336cm" svg:y2="10.652cm">
          <text:p/>
        </draw:line>
        <draw:line draw:style-name="gr27" draw:text-style-name="P1" draw:layer="layout" svg:x1="8.796cm" svg:y1="13.404cm" svg:x2="11.548cm" svg:y2="10.652cm">
          <text:p/>
        </draw:line>
        <draw:line draw:style-name="gr27" draw:text-style-name="P1" draw:layer="layout" svg:x1="8.796cm" svg:y1="13.615cm" svg:x2="11.76cm" svg:y2="10.652cm">
          <text:p/>
        </draw:line>
        <draw:line draw:style-name="gr27" draw:text-style-name="P1" draw:layer="layout" svg:x1="9.008cm" svg:y1="13.615cm" svg:x2="11.76cm" svg:y2="10.864cm">
          <text:p/>
        </draw:line>
        <draw:line draw:style-name="gr27" draw:text-style-name="P1" draw:layer="layout" svg:x1="9.22cm" svg:y1="13.615cm" svg:x2="11.76cm" svg:y2="11.075cm">
          <text:p/>
        </draw:line>
        <draw:line draw:style-name="gr27" draw:text-style-name="P1" draw:layer="layout" svg:x1="9.431cm" svg:y1="13.615cm" svg:x2="11.76cm" svg:y2="11.287cm">
          <text:p/>
        </draw:line>
        <draw:line draw:style-name="gr27" draw:text-style-name="P1" draw:layer="layout" svg:x1="9.643cm" svg:y1="13.615cm" svg:x2="11.76cm" svg:y2="11.499cm">
          <text:p/>
        </draw:line>
        <draw:line draw:style-name="gr27" draw:text-style-name="P1" draw:layer="layout" svg:x1="9.855cm" svg:y1="13.615cm" svg:x2="11.76cm" svg:y2="11.71cm">
          <text:p/>
        </draw:line>
        <draw:line draw:style-name="gr27" draw:text-style-name="P1" draw:layer="layout" svg:x1="10.066cm" svg:y1="13.615cm" svg:x2="11.76cm" svg:y2="11.922cm">
          <text:p/>
        </draw:line>
        <draw:line draw:style-name="gr27" draw:text-style-name="P1" draw:layer="layout" svg:x1="10.278cm" svg:y1="13.615cm" svg:x2="11.76cm" svg:y2="12.134cm">
          <text:p/>
        </draw:line>
        <draw:line draw:style-name="gr27" draw:text-style-name="P1" draw:layer="layout" svg:x1="10.49cm" svg:y1="13.615cm" svg:x2="11.76cm" svg:y2="12.345cm">
          <text:p/>
        </draw:line>
        <draw:line draw:style-name="gr27" draw:text-style-name="P1" draw:layer="layout" svg:x1="10.701cm" svg:y1="13.615cm" svg:x2="11.76cm" svg:y2="12.557cm">
          <text:p/>
        </draw:line>
        <draw:line draw:style-name="gr27" draw:text-style-name="P1" draw:layer="layout" svg:x1="10.913cm" svg:y1="13.615cm" svg:x2="11.76cm" svg:y2="12.769cm">
          <text:p/>
        </draw:line>
        <draw:line draw:style-name="gr27" draw:text-style-name="P1" draw:layer="layout" svg:x1="11.125cm" svg:y1="13.615cm" svg:x2="11.76cm" svg:y2="12.98cm">
          <text:p/>
        </draw:line>
        <draw:line draw:style-name="gr27" draw:text-style-name="P1" draw:layer="layout" svg:x1="11.336cm" svg:y1="13.615cm" svg:x2="11.76cm" svg:y2="13.192cm">
          <text:p/>
        </draw:line>
        <draw:polygon draw:style-name="gr5" draw:text-style-name="P1" draw:layer="layout" svg:width="0.317cm" svg:height="0.634cm" svg:x="12.236cm" svg:y="10.915cm" svg:viewBox="0 0 318 635" draw:points="0,635 318,635 318,0 0,0">
          <text:p/>
        </draw:polygon>
        <draw:polygon draw:style-name="gr5" draw:text-style-name="P1" draw:layer="layout" svg:width="0.316cm" svg:height="0.634cm" svg:x="12.554cm" svg:y="10.915cm" svg:viewBox="0 0 317 635" draw:points="0,635 317,635 317,0 0,0">
          <text:p/>
        </draw:polygon>
        <draw:polygon draw:style-name="gr5" draw:text-style-name="P1" draw:layer="layout" svg:width="0.317cm" svg:height="0.634cm" svg:x="12.871cm" svg:y="10.915cm" svg:viewBox="0 0 318 635" draw:points="0,635 318,635 318,0 0,0">
          <text:p/>
        </draw:polygon>
        <draw:polygon draw:style-name="gr11" draw:text-style-name="P1" draw:layer="layout" svg:width="0.175cm" svg:height="0.634cm" svg:x="13.506cm" svg:y="10.915cm" svg:viewBox="0 0 176 635" draw:points="0,635 176,635 176,0 0,0">
          <text:p/>
        </draw:polygon>
        <draw:polygon draw:style-name="gr3" draw:text-style-name="P1" draw:layer="layout" svg:width="0.317cm" svg:height="0.634cm" svg:x="13.506cm" svg:y="10.915cm" svg:viewBox="0 0 318 635" draw:points="0,635 318,635 318,0 0,0">
          <text:p/>
        </draw:polygon>
        <draw:polygon draw:style-name="gr5" draw:text-style-name="P1" draw:layer="layout" svg:width="0.316cm" svg:height="0.634cm" svg:x="13.189cm" svg:y="10.915cm" svg:viewBox="0 0 317 635" draw:points="0,635 317,635 317,0 0,0">
          <text:p/>
        </draw:polygon>
        <draw:polygon draw:style-name="gr4" draw:text-style-name="P1" draw:layer="layout" svg:width="0.316cm" svg:height="0.634cm" svg:x="13.824cm" svg:y="10.915cm" svg:viewBox="0 0 317 635" draw:points="0,635 317,635 317,0 0,0">
          <text:p/>
        </draw:polygon>
        <draw:polygon draw:style-name="gr4" draw:text-style-name="P1" draw:layer="layout" svg:width="0.317cm" svg:height="0.634cm" svg:x="14.141cm" svg:y="10.915cm" svg:viewBox="0 0 318 635" draw:points="0,635 318,635 318,0 0,0">
          <text:p/>
        </draw:polygon>
        <draw:polygon draw:style-name="gr4" draw:text-style-name="P1" draw:layer="layout" svg:width="0.316cm" svg:height="0.634cm" svg:x="14.459cm" svg:y="10.915cm" svg:viewBox="0 0 317 635" draw:points="0,635 317,635 317,0 0,0">
          <text:p/>
        </draw:polygon>
        <draw:polygon draw:style-name="gr5" draw:text-style-name="P1" draw:layer="layout" svg:width="0.317cm" svg:height="0.634cm" svg:x="12.236cm" svg:y="12.185cm" svg:viewBox="0 0 318 635" draw:points="0,635 318,635 318,0 0,0">
          <text:p/>
        </draw:polygon>
        <draw:polygon draw:style-name="gr5" draw:text-style-name="P1" draw:layer="layout" svg:width="0.316cm" svg:height="0.634cm" svg:x="12.554cm" svg:y="12.185cm" svg:viewBox="0 0 317 635" draw:points="0,635 317,635 317,0 0,0">
          <text:p/>
        </draw:polygon>
        <draw:polygon draw:style-name="gr5" draw:text-style-name="P1" draw:layer="layout" svg:width="0.317cm" svg:height="0.634cm" svg:x="12.871cm" svg:y="12.185cm" svg:viewBox="0 0 318 635" draw:points="0,635 318,635 318,0 0,0">
          <text:p/>
        </draw:polygon>
        <draw:polygon draw:style-name="gr5" draw:text-style-name="P1" draw:layer="layout" svg:width="0.316cm" svg:height="0.634cm" svg:x="13.189cm" svg:y="12.185cm" svg:viewBox="0 0 317 635" draw:points="0,635 317,635 317,0 0,0">
          <text:p/>
        </draw:polygon>
        <draw:polygon draw:style-name="gr4" draw:text-style-name="P1" draw:layer="layout" svg:width="0.316cm" svg:height="0.634cm" svg:x="13.824cm" svg:y="12.185cm" svg:viewBox="0 0 317 635" draw:points="0,635 317,635 317,0 0,0">
          <text:p/>
        </draw:polygon>
        <draw:polygon draw:style-name="gr4" draw:text-style-name="P1" draw:layer="layout" svg:width="0.317cm" svg:height="0.634cm" svg:x="14.141cm" svg:y="12.185cm" svg:viewBox="0 0 318 635" draw:points="0,635 318,635 318,0 0,0">
          <text:p/>
        </draw:polygon>
        <draw:polygon draw:style-name="gr4" draw:text-style-name="P1" draw:layer="layout" svg:width="0.316cm" svg:height="0.634cm" svg:x="14.459cm" svg:y="12.185cm" svg:viewBox="0 0 317 635" draw:points="0,635 317,635 317,0 0,0">
          <text:p/>
        </draw:polygon>
        <draw:polygon draw:style-name="gr11" draw:text-style-name="P1" draw:layer="layout" svg:width="0.175cm" svg:height="0.634cm" svg:x="13.506cm" svg:y="12.185cm" svg:viewBox="0 0 176 635" draw:points="0,635 176,635 176,0 0,0">
          <text:p/>
        </draw:polygon>
        <draw:polygon draw:style-name="gr3" draw:text-style-name="P1" draw:layer="layout" svg:width="0.317cm" svg:height="0.634cm" svg:x="13.506cm" svg:y="12.185cm" svg:viewBox="0 0 318 635" draw:points="0,635 318,635 318,0 0,0">
          <text:p/>
        </draw:polygon>
        <draw:line draw:style-name="gr27" draw:text-style-name="P1" draw:layer="layout" svg:x1="11.336cm" svg:y1="11.287cm" svg:x2="11.971cm" svg:y2="10.652cm">
          <text:p/>
        </draw:line>
        <draw:line draw:style-name="gr27" draw:text-style-name="P1" draw:layer="layout" svg:x1="11.336cm" svg:y1="11.499cm" svg:x2="12.183cm" svg:y2="10.652cm">
          <text:p/>
        </draw:line>
        <draw:line draw:style-name="gr27" draw:text-style-name="P1" draw:layer="layout" svg:x1="11.336cm" svg:y1="11.71cm" svg:x2="12.395cm" svg:y2="10.652cm">
          <text:p/>
        </draw:line>
        <draw:line draw:style-name="gr27" draw:text-style-name="P1" draw:layer="layout" svg:x1="11.336cm" svg:y1="11.922cm" svg:x2="12.606cm" svg:y2="10.652cm">
          <text:p/>
        </draw:line>
        <draw:line draw:style-name="gr27" draw:text-style-name="P1" draw:layer="layout" svg:x1="11.336cm" svg:y1="12.134cm" svg:x2="12.818cm" svg:y2="10.652cm">
          <text:p/>
        </draw:line>
        <draw:line draw:style-name="gr27" draw:text-style-name="P1" draw:layer="layout" svg:x1="11.336cm" svg:y1="12.345cm" svg:x2="13.03cm" svg:y2="10.652cm">
          <text:p/>
        </draw:line>
        <draw:line draw:style-name="gr27" draw:text-style-name="P1" draw:layer="layout" svg:x1="11.336cm" svg:y1="12.557cm" svg:x2="13.241cm" svg:y2="10.652cm">
          <text:p/>
        </draw:line>
        <draw:line draw:style-name="gr27" draw:text-style-name="P1" draw:layer="layout" svg:x1="11.336cm" svg:y1="12.769cm" svg:x2="13.453cm" svg:y2="10.652cm">
          <text:p/>
        </draw:line>
        <draw:line draw:style-name="gr27" draw:text-style-name="P1" draw:layer="layout" svg:x1="11.336cm" svg:y1="12.98cm" svg:x2="13.665cm" svg:y2="10.652cm">
          <text:p/>
        </draw:line>
        <draw:line draw:style-name="gr27" draw:text-style-name="P1" draw:layer="layout" svg:x1="11.336cm" svg:y1="13.192cm" svg:x2="13.876cm" svg:y2="10.652cm">
          <text:p/>
        </draw:line>
        <draw:line draw:style-name="gr27" draw:text-style-name="P1" draw:layer="layout" svg:x1="11.336cm" svg:y1="13.404cm" svg:x2="14.088cm" svg:y2="10.652cm">
          <text:p/>
        </draw:line>
        <draw:line draw:style-name="gr27" draw:text-style-name="P1" draw:layer="layout" svg:x1="11.336cm" svg:y1="13.615cm" svg:x2="14.3cm" svg:y2="10.652cm">
          <text:p/>
        </draw:line>
        <draw:line draw:style-name="gr27" draw:text-style-name="P1" draw:layer="layout" svg:x1="11.548cm" svg:y1="13.615cm" svg:x2="14.3cm" svg:y2="10.864cm">
          <text:p/>
        </draw:line>
        <draw:line draw:style-name="gr27" draw:text-style-name="P1" draw:layer="layout" svg:x1="11.76cm" svg:y1="13.615cm" svg:x2="14.3cm" svg:y2="11.075cm">
          <text:p/>
        </draw:line>
        <draw:line draw:style-name="gr27" draw:text-style-name="P1" draw:layer="layout" svg:x1="11.971cm" svg:y1="13.615cm" svg:x2="14.3cm" svg:y2="11.287cm">
          <text:p/>
        </draw:line>
        <draw:line draw:style-name="gr27" draw:text-style-name="P1" draw:layer="layout" svg:x1="12.183cm" svg:y1="13.615cm" svg:x2="14.3cm" svg:y2="11.499cm">
          <text:p/>
        </draw:line>
        <draw:line draw:style-name="gr27" draw:text-style-name="P1" draw:layer="layout" svg:x1="12.395cm" svg:y1="13.615cm" svg:x2="14.3cm" svg:y2="11.71cm">
          <text:p/>
        </draw:line>
        <draw:line draw:style-name="gr27" draw:text-style-name="P1" draw:layer="layout" svg:x1="12.606cm" svg:y1="13.615cm" svg:x2="14.3cm" svg:y2="11.922cm">
          <text:p/>
        </draw:line>
        <draw:line draw:style-name="gr27" draw:text-style-name="P1" draw:layer="layout" svg:x1="12.818cm" svg:y1="13.615cm" svg:x2="14.3cm" svg:y2="12.134cm">
          <text:p/>
        </draw:line>
        <draw:line draw:style-name="gr27" draw:text-style-name="P1" draw:layer="layout" svg:x1="13.03cm" svg:y1="13.615cm" svg:x2="14.3cm" svg:y2="12.345cm">
          <text:p/>
        </draw:line>
        <draw:line draw:style-name="gr27" draw:text-style-name="P1" draw:layer="layout" svg:x1="13.241cm" svg:y1="13.615cm" svg:x2="14.3cm" svg:y2="12.557cm">
          <text:p/>
        </draw:line>
        <draw:line draw:style-name="gr27" draw:text-style-name="P1" draw:layer="layout" svg:x1="13.453cm" svg:y1="13.615cm" svg:x2="14.3cm" svg:y2="12.769cm">
          <text:p/>
        </draw:line>
        <draw:line draw:style-name="gr27" draw:text-style-name="P1" draw:layer="layout" svg:x1="13.665cm" svg:y1="13.615cm" svg:x2="14.3cm" svg:y2="12.98cm">
          <text:p/>
        </draw:line>
        <draw:line draw:style-name="gr27" draw:text-style-name="P1" draw:layer="layout" svg:x1="13.876cm" svg:y1="13.615cm" svg:x2="14.3cm" svg:y2="13.192cm">
          <text:p/>
        </draw:line>
        <draw:frame draw:style-name="gr26" draw:text-style-name="P2" draw:layer="layout" svg:width="0.671cm" svg:height="0.42cm" svg:x="12.674cm" svg:y="13.012cm">
          <draw:text-box>
            <text:p text:style-name="P2"><text:span text:style-name="T2">scan</text:span></text:p>
          </draw:text-box>
        </draw:frame>
        <draw:frame draw:style-name="gr29" draw:text-style-name="P2" draw:layer="layout" svg:width="0.389cm" svg:height="0.635cm" svg:x="11.34cm" svg:y="10.788cm">
          <draw:text-box>
            <text:p text:style-name="P2"><text:span text:style-name="T3">...</text:span></text:p>
          </draw:text-box>
        </draw:frame>
        <draw:polyline draw:style-name="gr3" draw:text-style-name="P1" draw:layer="layout" svg:width="2.539cm" svg:height="0.14cm" svg:x="8.426cm" svg:y="10.598cm" svg:viewBox="0 0 2540 141" draw:points="0,138 0,0 2540,0 2540,141">
          <text:p/>
        </draw:polyline>
        <draw:frame draw:style-name="gr29" draw:text-style-name="P2" draw:layer="layout" svg:width="0.389cm" svg:height="0.635cm" svg:x="11.34cm" svg:y="12.058cm">
          <draw:text-box>
            <text:p text:style-name="P2"><text:span text:style-name="T3">...</text:span></text:p>
          </draw:text-box>
        </draw:frame>
        <draw:frame draw:style-name="gr30" draw:text-style-name="P2" draw:layer="layout" svg:width="0.929cm" svg:height="0.42cm" svg:x="9.35cm" svg:y="10.334cm">
          <draw:text-box>
            <text:p text:style-name="P2"><text:span text:style-name="T1">chunk</text:span></text:p>
          </draw:text-box>
        </draw:frame>
        <draw:frame draw:style-name="gr31" draw:text-style-name="P2" draw:layer="layout" svg:width="0.798cm" svg:height="0.42cm" svg:x="7.497cm" svg:y="12.382cm">
          <draw:text-box>
            <text:p text:style-name="P2"><text:span text:style-name="T1">After</text:span></text:p>
          </draw:text-box>
        </draw:frame>
        <draw:frame draw:style-name="gr32" draw:text-style-name="P2" draw:layer="layout" svg:width="0.984cm" svg:height="0.42cm" svg:x="7.353cm" svg:y="11.112cm">
          <draw:text-box>
            <text:p text:style-name="P2"><text:span text:style-name="T1">Before</text:span></text:p>
          </draw:text-box>
        </draw:frame>
      </draw:page>
      <draw:page draw:name="page8" draw:style-name="dp1" draw:master-page-name="Default">
        <draw:frame draw:style-name="gr25" draw:text-style-name="P2" draw:layer="layout" svg:width="0.18cm" svg:height="0.42cm" svg:x="11.66cm" svg:y="11.564cm">
          <draw:text-box>
            <text:p text:style-name="P2"><text:span text:style-name="T1">3</text:span></text:p>
          </draw:text-box>
        </draw:frame>
        <draw:frame draw:style-name="gr25" draw:text-style-name="P2" draw:layer="layout" svg:width="0.18cm" svg:height="0.42cm" svg:x="8.145cm" svg:y="11.564cm">
          <draw:text-box>
            <text:p text:style-name="P2"><text:span text:style-name="T1">2</text:span></text:p>
          </draw:text-box>
        </draw:frame>
        <draw:frame draw:style-name="gr25" draw:text-style-name="P2" draw:layer="layout" svg:width="0.18cm" svg:height="0.42cm" svg:x="6.11cm" svg:y="11.564cm">
          <draw:text-box>
            <text:p text:style-name="P2"><text:span text:style-name="T1">1</text:span></text:p>
          </draw:text-box>
        </draw:frame>
        <draw:frame draw:style-name="gr25" draw:text-style-name="P2" draw:layer="layout" svg:width="0.18cm" svg:height="0.42cm" svg:x="3.323cm" svg:y="11.564cm">
          <draw:text-box>
            <text:p text:style-name="P2"><text:span text:style-name="T1">0</text:span></text:p>
          </draw:text-box>
        </draw:frame>
        <draw:polygon draw:style-name="gr19" draw:text-style-name="P1" draw:layer="layout" svg:width="2.792cm" svg:height="0.652cm" svg:x="11.651cm" svg:y="10.89cm" svg:viewBox="0 0 2793 653" draw:points="2793,653 0,653 0,0 2793,0">
          <text:p/>
        </draw:polygon>
        <draw:path draw:style-name="gr1" draw:text-style-name="P1" draw:layer="layout" svg:width="2.81cm" svg:height="0.67cm" svg:x="11.642cm" svg:y="10.881cm" svg:viewBox="0 0 2811 671" svg:d="m2811 0h-2811v671h2811zm-18 18v635h-2775v-635z">
          <text:p/>
        </draw:path>
        <draw:polygon draw:style-name="gr19" draw:text-style-name="P1" draw:layer="layout" svg:width="3.532cm" svg:height="0.652cm" svg:x="8.136cm" svg:y="10.89cm" svg:viewBox="0 0 3533 653" draw:points="3533,653 0,653 0,0 3533,0">
          <text:p/>
        </draw:polygon>
        <draw:path draw:style-name="gr1" draw:text-style-name="P1" draw:layer="layout" svg:width="3.549cm" svg:height="0.67cm" svg:x="8.128cm" svg:y="10.881cm" svg:viewBox="0 0 3550 671" svg:d="m3550 0h-3550v671h3550zm-18 18v635h-3515v-635z">
          <text:p/>
        </draw:path>
        <draw:polygon draw:style-name="gr19" draw:text-style-name="P1" draw:layer="layout" svg:width="2.792cm" svg:height="0.652cm" svg:x="3.325cm" svg:y="10.89cm" svg:viewBox="0 0 2793 653" draw:points="2793,653 0,653 0,0 2793,0">
          <text:p/>
        </draw:polygon>
        <draw:path draw:style-name="gr1" draw:text-style-name="P1" draw:layer="layout" svg:width="2.809cm" svg:height="0.67cm" svg:x="3.317cm" svg:y="10.881cm" svg:viewBox="0 0 2810 671" svg:d="m2810 0h-2810v671h2810zm-17 18v635h-2776v-635z">
          <text:p/>
        </draw:path>
        <draw:polygon draw:style-name="gr19" draw:text-style-name="P1" draw:layer="layout" svg:width="2.052cm" svg:height="0.652cm" svg:x="6.101cm" svg:y="10.89cm" svg:viewBox="0 0 2053 653" draw:points="2053,653 0,653 0,0 2053,0">
          <text:p/>
        </draw:polygon>
        <draw:path draw:style-name="gr1" draw:text-style-name="P1" draw:layer="layout" svg:width="2.07cm" svg:height="0.67cm" svg:x="6.092cm" svg:y="10.881cm" svg:viewBox="0 0 2071 671" svg:d="m2071 0h-2071v671h2071zm-18 18v635h-2035v-635z">
          <text:p/>
        </draw:path>
        <draw:frame draw:style-name="gr33" draw:text-style-name="P2" draw:layer="layout" svg:width="1.082cm" svg:height="0.42cm" svg:x="4.04cm" svg:y="11.564cm">
          <draw:text-box>
            <text:p text:style-name="P2"><text:span text:style-name="T1">regions</text:span></text:p>
          </draw:text-box>
        </draw:frame>
        <draw:polygon draw:style-name="gr22" draw:text-style-name="P1" draw:layer="layout" svg:width="0.346cm" svg:height="0.634cm" svg:x="9.197cm" svg:y="10.9cm" svg:viewBox="0 0 347 635" draw:points="0,635 347,635 347,0 0,0">
          <text:p/>
        </draw:polygon>
        <draw:polygon draw:style-name="gr22" draw:text-style-name="P1" draw:layer="layout" svg:width="0.347cm" svg:height="0.634cm" svg:x="9.895cm" svg:y="10.9cm" svg:viewBox="0 0 348 635" draw:points="0,635 348,635 348,0 0,0">
          <text:p/>
        </draw:polygon>
        <draw:polygon draw:style-name="gr22" draw:text-style-name="P1" draw:layer="layout" svg:width="0.336cm" svg:height="0.634cm" svg:x="8.392cm" svg:y="10.9cm" svg:viewBox="0 0 337 635" draw:points="0,635 337,635 337,0 0,0">
          <text:p/>
        </draw:polygon>
        <draw:polygon draw:style-name="gr22" draw:text-style-name="P1" draw:layer="layout" svg:width="1.536cm" svg:height="0.634cm" svg:x="11.821cm" svg:y="10.9cm" svg:viewBox="0 0 1537 635" draw:points="0,635 1537,635 1537,0 0,0">
          <text:p/>
        </draw:polygon>
        <draw:polygon draw:style-name="gr22" draw:text-style-name="P1" draw:layer="layout" svg:width="0.165cm" svg:height="0.634cm" svg:x="13.968cm" svg:y="10.9cm" svg:viewBox="0 0 166 635" draw:points="0,635 166,635 166,0 0,0">
          <text:p/>
        </draw:polygon>
        <draw:polygon draw:style-name="gr22" draw:text-style-name="P1" draw:layer="layout" svg:width="0.699cm" svg:height="0.634cm" svg:x="3.639cm" svg:y="10.9cm" svg:viewBox="0 0 700 635" draw:points="0,635 700,635 700,0 0,0">
          <text:p/>
        </draw:polygon>
        <draw:polygon draw:style-name="gr22" draw:text-style-name="P1" draw:layer="layout" svg:width="0.699cm" svg:height="0.634cm" svg:x="5.036cm" svg:y="10.9cm" svg:viewBox="0 0 700 635" draw:points="0,635 700,635 700,0 0,0">
          <text:p/>
        </draw:polygon>
        <draw:polygon draw:style-name="gr22" draw:text-style-name="P1" draw:layer="layout" svg:width="1.035cm" svg:height="0.634cm" svg:x="6.8cm" svg:y="10.9cm" svg:viewBox="0 0 1036 635" draw:points="0,635 1036,635 1036,0 0,0">
          <text:p/>
        </draw:polygon>
        <draw:frame draw:style-name="gr34" draw:text-style-name="P2" draw:layer="layout" svg:width="2.11cm" svg:height="0.42cm" svg:x="12.861cm" svg:y="10.541cm">
          <draw:text-box>
            <text:p text:style-name="P2"><text:span text:style-name="T1">Heap (before)</text:span></text:p>
          </draw:text-box>
        </draw:frame>
        <draw:frame draw:style-name="gr25" draw:text-style-name="P2" draw:layer="layout" svg:width="0.18cm" svg:height="0.42cm" svg:x="11.66cm" svg:y="13.322cm">
          <draw:text-box>
            <text:p text:style-name="P2"><text:span text:style-name="T1">3</text:span></text:p>
          </draw:text-box>
        </draw:frame>
        <draw:frame draw:style-name="gr25" draw:text-style-name="P2" draw:layer="layout" svg:width="0.18cm" svg:height="0.42cm" svg:x="8.145cm" svg:y="13.322cm">
          <draw:text-box>
            <text:p text:style-name="P2"><text:span text:style-name="T1">2</text:span></text:p>
          </draw:text-box>
        </draw:frame>
        <draw:frame draw:style-name="gr25" draw:text-style-name="P2" draw:layer="layout" svg:width="0.18cm" svg:height="0.42cm" svg:x="6.11cm" svg:y="13.322cm">
          <draw:text-box>
            <text:p text:style-name="P2"><text:span text:style-name="T1">1</text:span></text:p>
          </draw:text-box>
        </draw:frame>
        <draw:frame draw:style-name="gr25" draw:text-style-name="P2" draw:layer="layout" svg:width="0.18cm" svg:height="0.42cm" svg:x="3.323cm" svg:y="13.322cm">
          <draw:text-box>
            <text:p text:style-name="P2"><text:span text:style-name="T1">0</text:span></text:p>
          </draw:text-box>
        </draw:frame>
        <draw:polygon draw:style-name="gr19" draw:text-style-name="P1" draw:layer="layout" svg:width="2.792cm" svg:height="0.652cm" svg:x="11.651cm" svg:y="12.648cm" svg:viewBox="0 0 2793 653" draw:points="2793,653 0,653 0,0 2793,0">
          <text:p/>
        </draw:polygon>
        <draw:path draw:style-name="gr1" draw:text-style-name="P1" draw:layer="layout" svg:width="2.81cm" svg:height="0.669cm" svg:x="11.642cm" svg:y="12.64cm" svg:viewBox="0 0 2811 670" svg:d="m2811 0h-2811v670h2811zm-18 17v635h-2775v-635z">
          <text:p/>
        </draw:path>
        <draw:polygon draw:style-name="gr19" draw:text-style-name="P1" draw:layer="layout" svg:width="3.532cm" svg:height="0.652cm" svg:x="8.136cm" svg:y="12.648cm" svg:viewBox="0 0 3533 653" draw:points="3533,653 0,653 0,0 3533,0">
          <text:p/>
        </draw:polygon>
        <draw:path draw:style-name="gr1" draw:text-style-name="P1" draw:layer="layout" svg:width="3.549cm" svg:height="0.669cm" svg:x="8.128cm" svg:y="12.64cm" svg:viewBox="0 0 3550 670" svg:d="m3550 0h-3550v670h3550zm-18 17v635h-3515v-635z">
          <text:p/>
        </draw:path>
        <draw:polygon draw:style-name="gr19" draw:text-style-name="P1" draw:layer="layout" svg:width="2.792cm" svg:height="0.651cm" svg:x="3.325cm" svg:y="12.649cm" svg:viewBox="0 0 2793 652" draw:points="2793,652 0,652 0,0 2793,0">
          <text:p/>
        </draw:polygon>
        <draw:path draw:style-name="gr1" draw:text-style-name="P1" draw:layer="layout" svg:width="2.809cm" svg:height="0.669cm" svg:x="3.317cm" svg:y="12.64cm" svg:viewBox="0 0 2810 670" svg:d="m2810 0h-2810v670h2810zm-17 17v635h-2776v-635z">
          <text:p/>
        </draw:path>
        <draw:polygon draw:style-name="gr19" draw:text-style-name="P1" draw:layer="layout" svg:width="2.052cm" svg:height="0.652cm" svg:x="6.101cm" svg:y="12.648cm" svg:viewBox="0 0 2053 653" draw:points="2053,653 0,653 0,0 2053,0">
          <text:p/>
        </draw:polygon>
        <draw:path draw:style-name="gr1" draw:text-style-name="P1" draw:layer="layout" svg:width="2.07cm" svg:height="0.669cm" svg:x="6.092cm" svg:y="12.64cm" svg:viewBox="0 0 2071 670" svg:d="m2071 0h-2071v670h2071zm-18 17v635h-2035v-635z">
          <text:p/>
        </draw:path>
        <draw:frame draw:style-name="gr33" draw:text-style-name="P2" draw:layer="layout" svg:width="1.082cm" svg:height="0.42cm" svg:x="4.04cm" svg:y="13.322cm">
          <draw:text-box>
            <text:p text:style-name="P2"><text:span text:style-name="T1">regions</text:span></text:p>
          </draw:text-box>
        </draw:frame>
        <draw:polygon draw:style-name="gr22" draw:text-style-name="P1" draw:layer="layout" svg:width="0.347cm" svg:height="0.634cm" svg:x="10.965cm" svg:y="12.657cm" svg:viewBox="0 0 348 635" draw:points="0,635 348,635 348,0 0,0">
          <text:p/>
        </draw:polygon>
        <draw:polygon draw:style-name="gr22" draw:text-style-name="P1" draw:layer="layout" svg:width="0.346cm" svg:height="0.634cm" svg:x="11.313cm" svg:y="12.657cm" svg:viewBox="0 0 347 635" draw:points="0,635 347,635 347,0 0,0">
          <text:p/>
        </draw:polygon>
        <draw:polygon draw:style-name="gr22" draw:text-style-name="P1" draw:layer="layout" svg:width="0.336cm" svg:height="0.634cm" svg:x="10.628cm" svg:y="12.657cm" svg:viewBox="0 0 337 635" draw:points="0,635 337,635 337,0 0,0">
          <text:p/>
        </draw:polygon>
        <draw:polygon draw:style-name="gr22" draw:text-style-name="P1" draw:layer="layout" svg:width="1.536cm" svg:height="0.634cm" svg:x="11.66cm" svg:y="12.657cm" svg:viewBox="0 0 1537 635" draw:points="0,635 1537,635 1537,0 0,0">
          <text:p/>
        </draw:polygon>
        <draw:polygon draw:style-name="gr22" draw:text-style-name="P1" draw:layer="layout" svg:width="0.164cm" svg:height="0.634cm" svg:x="13.197cm" svg:y="12.657cm" svg:viewBox="0 0 165 635" draw:points="0,635 165,635 165,0 0,0">
          <text:p/>
        </draw:polygon>
        <draw:polygon draw:style-name="gr22" draw:text-style-name="P1" draw:layer="layout" svg:width="0.699cm" svg:height="0.634cm" svg:x="4.709cm" svg:y="12.657cm" svg:viewBox="0 0 700 635" draw:points="0,635 700,635 700,0 0,0">
          <text:p/>
        </draw:polygon>
        <draw:polygon draw:style-name="gr22" draw:text-style-name="P1" draw:layer="layout" svg:width="0.7cm" svg:height="0.634cm" svg:x="5.409cm" svg:y="12.657cm" svg:viewBox="0 0 701 635" draw:points="0,635 701,635 701,0 0,0">
          <text:p/>
        </draw:polygon>
        <draw:polygon draw:style-name="gr22" draw:text-style-name="P1" draw:layer="layout" svg:width="1.035cm" svg:height="0.634cm" svg:x="6.11cm" svg:y="12.657cm" svg:viewBox="0 0 1036 635" draw:points="0,635 1036,635 1036,0 0,0">
          <text:p/>
        </draw:polygon>
        <draw:line draw:style-name="gr35" draw:text-style-name="P1" draw:layer="layout" svg:x1="14.431cm" svg:y1="12.425cm" svg:x2="11.813cm" svg:y2="12.425cm">
          <text:p/>
        </draw:line>
        <draw:polygon draw:style-name="gr36" draw:text-style-name="P1" draw:layer="layout" svg:width="0.182cm" svg:height="0.21cm" svg:x="11.661cm" svg:y="12.319cm" svg:viewBox="0 0 183 211" draw:points="183,0 0,105 183,211">
          <text:p/>
        </draw:polygon>
        <draw:line draw:style-name="gr35" draw:text-style-name="P1" draw:layer="layout" svg:x1="8.17cm" svg:y1="12.425cm" svg:x2="11.511cm" svg:y2="12.425cm">
          <text:p/>
        </draw:line>
        <draw:polygon draw:style-name="gr36" draw:text-style-name="P1" draw:layer="layout" svg:width="0.181cm" svg:height="0.21cm" svg:x="11.48cm" svg:y="12.32cm" svg:viewBox="0 0 182 211" draw:points="0,211 182,105 0,0">
          <text:p/>
        </draw:polygon>
        <draw:line draw:style-name="gr35" draw:text-style-name="P1" draw:layer="layout" svg:x1="8.135cm" svg:y1="12.425cm" svg:x2="6.26cm" svg:y2="12.425cm">
          <text:p/>
        </draw:line>
        <draw:polygon draw:style-name="gr36" draw:text-style-name="P1" draw:layer="layout" svg:width="0.182cm" svg:height="0.21cm" svg:x="6.108cm" svg:y="12.319cm" svg:viewBox="0 0 183 211" draw:points="183,0 0,105 183,211">
          <text:p/>
        </draw:polygon>
        <draw:line draw:style-name="gr35" draw:text-style-name="P1" draw:layer="layout" svg:x1="3.332cm" svg:y1="12.425cm" svg:x2="5.95cm" svg:y2="12.425cm">
          <text:p/>
        </draw:line>
        <draw:polygon draw:style-name="gr36" draw:text-style-name="P1" draw:layer="layout" svg:width="0.182cm" svg:height="0.21cm" svg:x="5.919cm" svg:y="12.32cm" svg:viewBox="0 0 183 211" draw:points="0,211 183,105 0,0">
          <text:p/>
        </draw:polygon>
        <draw:frame draw:style-name="gr37" draw:text-style-name="P2" draw:layer="layout" svg:width="2.03cm" svg:height="0.42cm" svg:x="13.069cm" svg:y="13.393cm">
          <draw:text-box>
            <text:p text:style-name="P2"><text:span text:style-name="T1">Heap (after))</text:span></text:p>
          </draw:text-box>
        </draw:frame>
      </draw:page>
      <draw:page draw:name="page9" draw:style-name="dp1" draw:master-page-name="Default">
        <draw:line draw:style-name="gr12" draw:text-style-name="P1" draw:layer="layout" svg:x1="3.639cm" svg:y1="11.745cm" svg:x2="3.331cm" svg:y2="12.871cm">
          <text:p/>
        </draw:line>
        <draw:line draw:style-name="gr12" draw:text-style-name="P1" draw:layer="layout" svg:x1="5.734cm" svg:y1="11.745cm" svg:x2="5.43cm" svg:y2="12.874cm">
          <text:p/>
        </draw:line>
        <draw:line draw:style-name="gr12" draw:text-style-name="P1" draw:layer="layout" svg:x1="8.39cm" svg:y1="11.745cm" svg:x2="5.43cm" svg:y2="12.874cm">
          <text:p/>
        </draw:line>
        <draw:line draw:style-name="gr12" draw:text-style-name="P1" draw:layer="layout" svg:x1="10.243cm" svg:y1="11.745cm" svg:x2="7.283cm" svg:y2="12.874cm">
          <text:p/>
        </draw:line>
        <draw:line draw:style-name="gr12" draw:text-style-name="P1" draw:layer="layout" svg:x1="11.821cm" svg:y1="11.745cm" svg:x2="7.283cm" svg:y2="12.874cm">
          <text:p/>
        </draw:line>
        <draw:line draw:style-name="gr12" draw:text-style-name="P1" draw:layer="layout" svg:x1="14.134cm" svg:y1="11.745cm" svg:x2="9.596cm" svg:y2="12.874cm">
          <text:p/>
        </draw:line>
        <draw:polygon draw:style-name="gr19" draw:text-style-name="P1" draw:layer="layout" svg:width="2.792cm" svg:height="0.651cm" svg:x="3.325cm" svg:y="12.865cm" svg:viewBox="0 0 2793 652" draw:points="2793,652 0,652 0,0 2793,0">
          <text:p/>
        </draw:polygon>
        <draw:path draw:style-name="gr1" draw:text-style-name="P1" draw:layer="layout" svg:width="2.809cm" svg:height="0.669cm" svg:x="3.317cm" svg:y="12.856cm" svg:viewBox="0 0 2810 670" svg:d="m2810 0h-2810v670h2810zm-17 18v635h-2776v-635z">
          <text:p/>
        </draw:path>
        <draw:polygon draw:style-name="gr19" draw:text-style-name="P1" draw:layer="layout" svg:width="2.792cm" svg:height="0.651cm" svg:x="11.651cm" svg:y="12.865cm" svg:viewBox="0 0 2793 652" draw:points="2793,652 0,652 0,0 2793,0">
          <text:p/>
        </draw:polygon>
        <draw:path draw:style-name="gr1" draw:text-style-name="P1" draw:layer="layout" svg:width="2.81cm" svg:height="0.669cm" svg:x="11.642cm" svg:y="12.856cm" svg:viewBox="0 0 2811 670" svg:d="m2811 0h-2811v670h2811zm-18 18v635h-2775v-635z">
          <text:p/>
        </draw:path>
        <draw:polygon draw:style-name="gr19" draw:text-style-name="P1" draw:layer="layout" svg:width="2.792cm" svg:height="0.651cm" svg:x="6.101cm" svg:y="12.865cm" svg:viewBox="0 0 2793 652" draw:points="2793,652 0,652 0,0 2793,0">
          <text:p/>
        </draw:polygon>
        <draw:path draw:style-name="gr1" draw:text-style-name="P1" draw:layer="layout" svg:width="2.809cm" svg:height="0.669cm" svg:x="6.092cm" svg:y="12.856cm" svg:viewBox="0 0 2810 670" svg:d="m2810 0h-2810v670h2810zm-17 18v635h-2775v-635z">
          <text:p/>
        </draw:path>
        <draw:polygon draw:style-name="gr19" draw:text-style-name="P1" draw:layer="layout" svg:width="2.792cm" svg:height="0.651cm" svg:x="8.876cm" svg:y="12.865cm" svg:viewBox="0 0 2793 652" draw:points="2793,652 0,652 0,0 2793,0">
          <text:p/>
        </draw:polygon>
        <draw:path draw:style-name="gr1" draw:text-style-name="P1" draw:layer="layout" svg:width="2.81cm" svg:height="0.669cm" svg:x="8.867cm" svg:y="12.856cm" svg:viewBox="0 0 2811 670" svg:d="m2811 0h-2811v670h2811zm-18 18v635h-2775v-635z">
          <text:p/>
        </draw:path>
        <draw:frame draw:style-name="gr37" draw:text-style-name="P2" draw:layer="layout" svg:width="1.894cm" svg:height="0.42cm" svg:x="13.069cm" svg:y="12.515cm">
          <draw:text-box>
            <text:p text:style-name="P2"><text:span text:style-name="T1">Heap (after)</text:span></text:p>
          </draw:text-box>
        </draw:frame>
        <draw:frame draw:style-name="gr25" draw:text-style-name="P2" draw:layer="layout" svg:width="0.18cm" svg:height="0.42cm" svg:x="6.18cm" svg:y="13.538cm">
          <draw:text-box>
            <text:p text:style-name="P2"><text:span text:style-name="T1">1</text:span></text:p>
          </draw:text-box>
        </draw:frame>
        <draw:frame draw:style-name="gr25" draw:text-style-name="P2" draw:layer="layout" svg:width="0.18cm" svg:height="0.42cm" svg:x="8.955cm" svg:y="13.538cm">
          <draw:text-box>
            <text:p text:style-name="P2"><text:span text:style-name="T1">2</text:span></text:p>
          </draw:text-box>
        </draw:frame>
        <draw:polygon draw:style-name="gr11" draw:text-style-name="P1" draw:layer="layout" svg:width="0.945cm" svg:height="0.634cm" svg:x="3.334cm" svg:y="12.874cm" svg:viewBox="0 0 946 635" draw:points="0,635 946,635 946,0 0,0">
          <text:p/>
        </draw:polygon>
        <draw:polygon draw:style-name="gr11" draw:text-style-name="P1" draw:layer="layout" svg:width="0.946cm" svg:height="0.634cm" svg:x="4.485cm" svg:y="12.874cm" svg:viewBox="0 0 947 635" draw:points="0,635 947,635 947,0 0,0">
          <text:p/>
        </draw:polygon>
        <draw:polygon draw:style-name="gr38" draw:text-style-name="P1" draw:layer="layout" svg:width="0.945cm" svg:height="0.634cm" svg:x="3.334cm" svg:y="12.874cm" svg:viewBox="0 0 946 635" draw:points="0,635 946,635 946,0 0,0">
          <text:p/>
        </draw:polygon>
        <draw:polygon draw:style-name="gr38" draw:text-style-name="P1" draw:layer="layout" svg:width="0.946cm" svg:height="0.634cm" svg:x="4.485cm" svg:y="12.874cm" svg:viewBox="0 0 947 635" draw:points="0,635 947,635 947,0 0,0">
          <text:p/>
        </draw:polygon>
        <draw:polygon draw:style-name="gr39" draw:text-style-name="P1" draw:layer="layout" svg:width="0.945cm" svg:height="0.634cm" svg:x="3.334cm" svg:y="12.874cm" svg:viewBox="0 0 946 635" draw:points="0,635 946,635 946,0 0,0">
          <text:p/>
        </draw:polygon>
        <draw:polygon draw:style-name="gr39" draw:text-style-name="P1" draw:layer="layout" svg:width="0.946cm" svg:height="0.634cm" svg:x="4.485cm" svg:y="12.874cm" svg:viewBox="0 0 947 635" draw:points="0,635 947,635 947,0 0,0">
          <text:p/>
        </draw:polygon>
        <draw:polygon draw:style-name="gr11" draw:text-style-name="P1" draw:layer="layout" svg:width="0.346cm" svg:height="0.634cm" svg:x="6.237cm" svg:y="12.874cm" svg:viewBox="0 0 347 635" draw:points="0,635 347,635 347,0 0,0">
          <text:p/>
        </draw:polygon>
        <draw:polygon draw:style-name="gr11" draw:text-style-name="P1" draw:layer="layout" svg:width="0.347cm" svg:height="0.634cm" svg:x="6.935cm" svg:y="12.874cm" svg:viewBox="0 0 348 635" draw:points="0,635 348,635 348,0 0,0">
          <text:p/>
        </draw:polygon>
        <draw:polygon draw:style-name="gr11" draw:text-style-name="P1" draw:layer="layout" svg:width="0.336cm" svg:height="0.634cm" svg:x="5.432cm" svg:y="12.874cm" svg:viewBox="0 0 337 635" draw:points="0,635 337,635 337,0 0,0">
          <text:p/>
        </draw:polygon>
        <draw:polygon draw:style-name="gr38" draw:text-style-name="P1" draw:layer="layout" svg:width="0.346cm" svg:height="0.634cm" svg:x="6.237cm" svg:y="12.874cm" svg:viewBox="0 0 347 635" draw:points="0,635 347,635 347,0 0,0">
          <text:p/>
        </draw:polygon>
        <draw:polygon draw:style-name="gr38" draw:text-style-name="P1" draw:layer="layout" svg:width="0.347cm" svg:height="0.634cm" svg:x="6.935cm" svg:y="12.874cm" svg:viewBox="0 0 348 635" draw:points="0,635 348,635 348,0 0,0">
          <text:p/>
        </draw:polygon>
        <draw:polygon draw:style-name="gr38" draw:text-style-name="P1" draw:layer="layout" svg:width="0.336cm" svg:height="0.634cm" svg:x="5.432cm" svg:y="12.874cm" svg:viewBox="0 0 337 635" draw:points="0,635 337,635 337,0 0,0">
          <text:p/>
        </draw:polygon>
        <draw:polygon draw:style-name="gr39" draw:text-style-name="P1" draw:layer="layout" svg:width="0.346cm" svg:height="0.634cm" svg:x="6.237cm" svg:y="12.874cm" svg:viewBox="0 0 347 635" draw:points="0,635 347,635 347,0 0,0">
          <text:p/>
        </draw:polygon>
        <draw:polygon draw:style-name="gr39" draw:text-style-name="P1" draw:layer="layout" svg:width="0.347cm" svg:height="0.634cm" svg:x="6.935cm" svg:y="12.874cm" svg:viewBox="0 0 348 635" draw:points="0,635 348,635 348,0 0,0">
          <text:p/>
        </draw:polygon>
        <draw:polygon draw:style-name="gr39" draw:text-style-name="P1" draw:layer="layout" svg:width="0.336cm" svg:height="0.634cm" svg:x="5.432cm" svg:y="12.874cm" svg:viewBox="0 0 337 635" draw:points="0,635 337,635 337,0 0,0">
          <text:p/>
        </draw:polygon>
        <draw:polygon draw:style-name="gr11" draw:text-style-name="P1" draw:layer="layout" svg:width="1.668cm" svg:height="0.634cm" svg:x="7.283cm" svg:y="12.874cm" svg:viewBox="0 0 1669 635" draw:points="0,635 1669,635 1669,0 0,0">
          <text:p/>
        </draw:polygon>
        <draw:polygon draw:style-name="gr11" draw:text-style-name="P1" draw:layer="layout" svg:width="0.165cm" svg:height="0.634cm" svg:x="9.43cm" svg:y="12.874cm" svg:viewBox="0 0 166 635" draw:points="0,635 166,635 166,0 0,0">
          <text:p/>
        </draw:polygon>
        <draw:polygon draw:style-name="gr22" draw:text-style-name="P1" draw:layer="layout" svg:width="1.668cm" svg:height="0.634cm" svg:x="7.283cm" svg:y="12.874cm" svg:viewBox="0 0 1669 635" draw:points="0,635 1669,635 1669,0 0,0">
          <text:p/>
        </draw:polygon>
        <draw:polygon draw:style-name="gr38" draw:text-style-name="P1" draw:layer="layout" svg:width="0.165cm" svg:height="0.634cm" svg:x="9.43cm" svg:y="12.874cm" svg:viewBox="0 0 166 635" draw:points="0,635 166,635 166,0 0,0">
          <text:p/>
        </draw:polygon>
        <draw:polygon draw:style-name="gr39" draw:text-style-name="P1" draw:layer="layout" svg:width="1.668cm" svg:height="0.634cm" svg:x="7.283cm" svg:y="12.874cm" svg:viewBox="0 0 1669 635" draw:points="0,635 1669,635 1669,0 0,0">
          <text:p/>
        </draw:polygon>
        <draw:polygon draw:style-name="gr39" draw:text-style-name="P1" draw:layer="layout" svg:width="0.165cm" svg:height="0.634cm" svg:x="9.43cm" svg:y="12.874cm" svg:viewBox="0 0 166 635" draw:points="0,635 166,635 166,0 0,0">
          <text:p/>
        </draw:polygon>
        <draw:frame draw:style-name="gr25" draw:text-style-name="P2" draw:layer="layout" svg:width="0.18cm" svg:height="0.42cm" svg:x="11.731cm" svg:y="13.538cm">
          <draw:text-box>
            <text:p text:style-name="P2"><text:span text:style-name="T1">3</text:span></text:p>
          </draw:text-box>
        </draw:frame>
        <draw:frame draw:style-name="gr40" draw:text-style-name="P2" draw:layer="layout" svg:width="0.955cm" svg:height="0.42cm" svg:x="4.251cm" svg:y="13.537cm">
          <draw:text-box>
            <text:p text:style-name="P2"><text:span text:style-name="T1">blocks</text:span></text:p>
          </draw:text-box>
        </draw:frame>
        <draw:polygon draw:style-name="gr19" draw:text-style-name="P1" draw:layer="layout" svg:width="2.792cm" svg:height="0.652cm" svg:x="3.325cm" svg:y="11.101cm" svg:viewBox="0 0 2793 653" draw:points="2793,653 0,653 0,0 2793,0">
          <text:p/>
        </draw:polygon>
        <draw:path draw:style-name="gr1" draw:text-style-name="P1" draw:layer="layout" svg:width="2.809cm" svg:height="0.669cm" svg:x="3.317cm" svg:y="11.092cm" svg:viewBox="0 0 2810 670" svg:d="m2810 0h-2810v670h2810zm-17 18v635h-2776v-635z">
          <text:p/>
        </draw:path>
        <draw:polygon draw:style-name="gr19" draw:text-style-name="P1" draw:layer="layout" svg:width="2.792cm" svg:height="0.652cm" svg:x="6.101cm" svg:y="11.101cm" svg:viewBox="0 0 2793 653" draw:points="2793,653 0,653 0,0 2793,0">
          <text:p/>
        </draw:polygon>
        <draw:path draw:style-name="gr1" draw:text-style-name="P1" draw:layer="layout" svg:width="2.809cm" svg:height="0.669cm" svg:x="6.092cm" svg:y="11.092cm" svg:viewBox="0 0 2810 670" svg:d="m2810 0h-2810v670h2810zm-17 18v635h-2775v-635z">
          <text:p/>
        </draw:path>
        <draw:polygon draw:style-name="gr19" draw:text-style-name="P1" draw:layer="layout" svg:width="2.792cm" svg:height="0.652cm" svg:x="8.876cm" svg:y="11.101cm" svg:viewBox="0 0 2793 653" draw:points="2793,653 0,653 0,0 2793,0">
          <text:p/>
        </draw:polygon>
        <draw:path draw:style-name="gr1" draw:text-style-name="P1" draw:layer="layout" svg:width="2.81cm" svg:height="0.669cm" svg:x="8.867cm" svg:y="11.092cm" svg:viewBox="0 0 2811 670" svg:d="m2811 0h-2811v670h2811zm-18 18v635h-2775v-635z">
          <text:p/>
        </draw:path>
        <draw:polygon draw:style-name="gr19" draw:text-style-name="P1" draw:layer="layout" svg:width="2.792cm" svg:height="0.652cm" svg:x="11.651cm" svg:y="11.101cm" svg:viewBox="0 0 2793 653" draw:points="2793,653 0,653 0,0 2793,0">
          <text:p/>
        </draw:polygon>
        <draw:path draw:style-name="gr1" draw:text-style-name="P1" draw:layer="layout" svg:width="2.81cm" svg:height="0.669cm" svg:x="11.642cm" svg:y="11.092cm" svg:viewBox="0 0 2811 670" svg:d="m2811 0h-2811v670h2811zm-18 18v635h-2775v-635z">
          <text:p/>
        </draw:path>
        <draw:frame draw:style-name="gr25" draw:text-style-name="P2" draw:layer="layout" svg:width="0.18cm" svg:height="0.42cm" svg:x="3.405cm" svg:y="13.537cm">
          <draw:text-box>
            <text:p text:style-name="P2"><text:span text:style-name="T1">0</text:span></text:p>
          </draw:text-box>
        </draw:frame>
        <draw:polygon draw:style-name="gr22" draw:text-style-name="P1" draw:layer="layout" svg:width="0.346cm" svg:height="0.634cm" svg:x="9.197cm" svg:y="11.11cm" svg:viewBox="0 0 347 635" draw:points="0,635 347,635 347,0 0,0">
          <text:p/>
        </draw:polygon>
        <draw:polygon draw:style-name="gr22" draw:text-style-name="P1" draw:layer="layout" svg:width="0.347cm" svg:height="0.634cm" svg:x="9.895cm" svg:y="11.11cm" svg:viewBox="0 0 348 635" draw:points="0,635 348,635 348,0 0,0">
          <text:p/>
        </draw:polygon>
        <draw:polygon draw:style-name="gr22" draw:text-style-name="P1" draw:layer="layout" svg:width="0.336cm" svg:height="0.634cm" svg:x="8.392cm" svg:y="11.11cm" svg:viewBox="0 0 337 635" draw:points="0,635 337,635 337,0 0,0">
          <text:p/>
        </draw:polygon>
        <draw:polygon draw:style-name="gr22" draw:text-style-name="P1" draw:layer="layout" svg:width="0.165cm" svg:height="0.634cm" svg:x="13.968cm" svg:y="11.11cm" svg:viewBox="0 0 166 635" draw:points="0,635 166,635 166,0 0,0">
          <text:p/>
        </draw:polygon>
        <draw:polygon draw:style-name="gr22" draw:text-style-name="P1" draw:layer="layout" svg:width="0.945cm" svg:height="0.634cm" svg:x="3.639cm" svg:y="11.11cm" svg:viewBox="0 0 946 635" draw:points="0,635 946,635 946,0 0,0">
          <text:p/>
        </draw:polygon>
        <draw:polygon draw:style-name="gr22" draw:text-style-name="P1" draw:layer="layout" svg:width="0.945cm" svg:height="0.634cm" svg:x="4.79cm" svg:y="11.11cm" svg:viewBox="0 0 946 635" draw:points="0,635 946,635 946,0 0,0">
          <text:p/>
        </draw:polygon>
        <draw:frame draw:style-name="gr34" draw:text-style-name="P2" draw:layer="layout" svg:width="2.11cm" svg:height="0.42cm" svg:x="12.861cm" svg:y="10.751cm">
          <draw:text-box>
            <text:p text:style-name="P2"><text:span text:style-name="T1">Heap (before)</text:span></text:p>
          </draw:text-box>
        </draw:frame>
        <draw:frame draw:style-name="gr40" draw:text-style-name="P2" draw:layer="layout" svg:width="0.955cm" svg:height="0.42cm" svg:x="4.251cm" svg:y="11.774cm">
          <draw:text-box>
            <text:p text:style-name="P2"><text:span text:style-name="T1">blocks</text:span></text:p>
          </draw:text-box>
        </draw:frame>
        <draw:frame draw:style-name="gr25" draw:text-style-name="P2" draw:layer="layout" svg:width="0.18cm" svg:height="0.42cm" svg:x="3.405cm" svg:y="11.774cm">
          <draw:text-box>
            <text:p text:style-name="P2"><text:span text:style-name="T1">0</text:span></text:p>
          </draw:text-box>
        </draw:frame>
        <draw:frame draw:style-name="gr25" draw:text-style-name="P2" draw:layer="layout" svg:width="0.18cm" svg:height="0.42cm" svg:x="6.18cm" svg:y="11.774cm">
          <draw:text-box>
            <text:p text:style-name="P2"><text:span text:style-name="T1">1</text:span></text:p>
          </draw:text-box>
        </draw:frame>
        <draw:frame draw:style-name="gr25" draw:text-style-name="P2" draw:layer="layout" svg:width="0.18cm" svg:height="0.42cm" svg:x="8.955cm" svg:y="11.774cm">
          <draw:text-box>
            <text:p text:style-name="P2"><text:span text:style-name="T1">2</text:span></text:p>
          </draw:text-box>
        </draw:frame>
        <draw:polygon draw:style-name="gr22" draw:text-style-name="P1" draw:layer="layout" svg:width="1.668cm" svg:height="0.634cm" svg:x="11.821cm" svg:y="11.11cm" svg:viewBox="0 0 1669 635" draw:points="0,635 1669,635 1669,0 0,0">
          <text:p/>
        </draw:polygon>
        <draw:frame draw:style-name="gr25" draw:text-style-name="P2" draw:layer="layout" svg:width="0.18cm" svg:height="0.42cm" svg:x="11.731cm" svg:y="11.774cm">
          <draw:text-box>
            <text:p text:style-name="P2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mis </meta:initial-creator>
    <meta:creation-date>2015-03-22T01:37:36</meta:creation-date>
    <dc:date>2015-03-22T01:58:13</dc:date>
    <dc:creator>mimis </dc:creator>
    <meta:editing-duration>PT3M46S</meta:editing-duration>
    <meta:editing-cycles>1</meta:editing-cycles>
    <meta:document-statistic meta:object-count="408"/>
    <meta:generator>LibreOffice/4.0.2.2$Linux_X86_64 LibreOffice_project/400m0$Build-2</meta:generator>
  </office:meta>
</office:document-meta>
</file>